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3.3374in"/>
    </style:style>
    <style:style style:name="co14" style:family="table-column">
      <style:table-column-properties fo:break-before="auto" style:column-width="1.5689in"/>
    </style:style>
    <style:style style:name="co15" style:family="table-column">
      <style:table-column-properties fo:break-before="auto" style:column-width="1.7075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0.8898in"/>
    </style:style>
    <style:style style:name="co19" style:family="table-column">
      <style:table-column-properties fo:break-before="auto" style:column-width="1.0181in"/>
    </style:style>
    <style:style style:name="co20" style:family="table-column">
      <style:table-column-properties fo:break-before="auto" style:column-width="3.2591in"/>
    </style:style>
    <style:style style:name="co21" style:family="table-column">
      <style:table-column-properties fo:break-before="auto" style:column-width="0.6681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0291in"/>
    </style:style>
    <style:style style:name="co24" style:family="table-column">
      <style:table-column-properties fo:break-before="auto" style:column-width="4.0846in"/>
    </style:style>
    <style:style style:name="co25" style:family="table-column">
      <style:table-column-properties fo:break-before="auto" style:column-width="0.6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5693in" fo:break-before="auto" style:use-optimal-row-height="false"/>
    </style:style>
    <style:style style:name="ro6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21" style:family="table-cell" style:parent-style-name="Accent_20_1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="0.99pt solid #000000"/>
    </style:style>
    <style:style style:name="ce5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4" style:family="table-cell" style:parent-style-name="Pivot_20_Table_20_Category" style:data-style-name="N4">
      <style:table-cell-properties fo:border="0.99pt solid #000000"/>
    </style:style>
    <style:style style:name="ce55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56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5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8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5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ext-properties style:font-name="Liberation Sans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9" style:family="table-cell" style:parent-style-name="Default" style:data-style-name="N4">
      <style:text-properties style:font-name="Liberation Sans"/>
    </style:style>
    <style:style style:name="ce40" style:family="table-cell" style:parent-style-name="Default" style:data-style-name="N4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45" style:family="table-cell" style:parent-style-name="Accent_20_1">
      <style:text-properties style:font-name="Liberation Sans"/>
    </style:style>
    <style:style style:name="ce69" style:family="table-cell" style:parent-style-name="Pivot_20_Table_20_Field">
      <style:table-cell-properties fo:border-bottom="0.99pt solid #000000" fo:wrap-option="wrap" fo:border-left="2.01pt solid #000000" fo:border-right="0.99pt solid #000000" fo:border-top="2.01pt solid #000000" style:vertical-align="middle"/>
    </style:style>
    <style:style style:name="ce70" style:family="table-cell" style:parent-style-name="Pivot_20_Table_20_Field">
      <style:table-cell-properties fo:border-bottom="0.99pt solid #000000" fo:wrap-option="wrap" fo:border-left="0.99pt solid #000000" fo:border-right="0.99pt solid #000000" fo:border-top="2.01pt solid #000000" style:vertical-align="middle"/>
    </style:style>
    <style:style style:name="ce71" style:family="table-cell" style:parent-style-name="Pivot_20_Table_20_Corner">
      <style:table-cell-properties fo:border-bottom="0.99pt solid #000000" fo:wrap-option="wrap" fo:border-left="0.99pt solid #000000" fo:border-right="2.01pt solid #000000" fo:border-top="2.01pt solid #000000" style:vertical-align="middle"/>
    </style:style>
    <style:style style:name="ce72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hrystone" table:style-name="ta1">
        <office:forms form:automatic-focus="false" form:apply-design-mode="false"/>
        <table:shapes>
          <draw:frame draw:z-index="0" draw:style-name="gr1" draw:text-style-name="P1" svg:width="8.6417in" svg:height="5.4012in" svg:x="0in" svg:y="9.7827in">
            <draw:object draw:notify-on-update-of-ranges="Dhrystone.A6:Dhrystone.A20 Dhrystone.G5:Dhrystone.G5 Dhrystone.G6:Dhrystone.G20 Dhrystone.H5:Dhrystone.H5 Dhrystone.H6:Dhrystone.H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1</svg:title>
          </draw:frame>
          <draw:frame draw:z-index="1" draw:style-name="gr1" draw:text-style-name="P1" svg:width="8.6972in" svg:height="5.4217in" svg:x="0in" svg:y="4.028in">
            <draw:object draw:notify-on-update-of-ranges="Dhrystone.A6:Dhrystone.A20 Dhrystone.B5:Dhrystone.B5 Dhrystone.B6:Dhrystone.B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1</svg:title>
          </draw:frame>
        </table:shapes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2"/>
          <table:table-cell table:style-name="Default" table:number-columns-repeated="3"/>
          <table:table-cell table:style-name="ce21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5" office:value-type="string" calcext:value-type="string">
            <text:p>Platform</text:p>
          </table:table-cell>
          <table:table-cell table:style-name="ce5" office:value-type="string" calcext:value-type="string">
            <text:p>Result (VAX MIPS rating)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  <table:table-cell table:style-name="ce5" office:value-type="string" calcext:value-type="string">
            <text:p>OS</text:p>
          </table:table-cell>
          <table:table-cell table:style-name="ce5" office:value-type="string" calcext:value-type="string">
            <text:p>Compiler</text:p>
          </table:table-cell>
        </table:table-row>
        <table:table-row table:style-name="ro3">
          <table:table-cell office:value-type="string" calcext:value-type="string">
            <text:p>Core i7-2600</text:p>
          </table:table-cell>
          <table:table-cell office:value-type="float" office:value="22076.97" calcext:value-type="float">
            <text:p>22,076.9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E6]" office:value-type="float" office:value="6.49322647058824" calcext:value-type="float">
            <text:p>6.49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F6]/[.$C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office:value-type="float" office:value="13212" calcext:value-type="float">
            <text:p>13,212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E7]" office:value-type="float" office:value="5.22213438735178" calcext:value-type="float">
            <text:p>5.22</text:p>
          </table:table-cell>
          <table:table-cell table:formula="of:=[.B7]/[.$B$3]" office:value-type="float" office:value="0.598451689701983" calcext:value-type="float">
            <text:p>0.60</text:p>
          </table:table-cell>
          <table:table-cell table:formula="of:=[.F7]/[.$C$3]" office:value-type="float" office:value="0.804243377465116" calcext:value-type="float">
            <text:p>0.8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3">
          <table:table-cell office:value-type="string" calcext:value-type="string">
            <text:p>AMD A6-3650</text:p>
          </table:table-cell>
          <table:table-cell office:value-type="float" office:value="11455.81" calcext:value-type="float">
            <text:p>11,455.81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E8]" office:value-type="float" office:value="4.40608076923077" calcext:value-type="float">
            <text:p>4.41</text:p>
          </table:table-cell>
          <table:table-cell table:formula="of:=[.B8]/[.$B$3]" office:value-type="float" office:value="0.518903182819019" calcext:value-type="float">
            <text:p>0.52</text:p>
          </table:table-cell>
          <table:table-cell table:formula="of:=[.F8]/[.$C$3]" office:value-type="float" office:value="0.678565700609486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Odroid N2</text:p>
          </table:table-cell>
          <table:table-cell office:value-type="float" office:value="8230" calcext:value-type="float">
            <text:p>8,230.00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9]/[.E9]" office:value-type="float" office:value="4.57222222222222" calcext:value-type="float">
            <text:p>4.57</text:p>
          </table:table-cell>
          <table:table-cell table:formula="of:=[.B9]/[.$B$3]" office:value-type="float" office:value="0.372786664111968" calcext:value-type="float">
            <text:p>0.37</text:p>
          </table:table-cell>
          <table:table-cell table:formula="of:=[.F9]/[.$C$3]" office:value-type="float" office:value="0.704152587767051" calcext:value-type="float">
            <text:p>0.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</table:table-row>
        <table:table-row table:style-name="ro3">
          <table:table-cell office:value-type="string" calcext:value-type="string">
            <text:p>Samsung Exynos 4412</text:p>
          </table:table-cell>
          <table:table-cell office:value-type="float" office:value="4495.03" calcext:value-type="float">
            <text:p>4,495.0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0]/[.E10]" office:value-type="float" office:value="2.64413529411765" calcext:value-type="float">
            <text:p>2.64</text:p>
          </table:table-cell>
          <table:table-cell table:formula="of:=[.B10]/[.$B$3]" office:value-type="float" office:value="0.203607197908046" calcext:value-type="float">
            <text:p>0.20</text:p>
          </table:table-cell>
          <table:table-cell table:formula="of:=[.F10]/[.$C$3]" office:value-type="float" office:value="0.407214395816092" calcext:value-type="float">
            <text:p>0.4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3">
          <table:table-cell table:style-name="ce3" office:value-type="string" calcext:value-type="string">
            <text:p>Pentium 4 </text:p>
          </table:table-cell>
          <table:table-cell office:value-type="float" office:value="4012" calcext:value-type="float">
            <text:p>4,012.00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11]/[.E11]" office:value-type="float" office:value="1.3085453359426" calcext:value-type="float">
            <text:p>1.31</text:p>
          </table:table-cell>
          <table:table-cell table:formula="of:=[.B11]/[.$B$3]" office:value-type="float" office:value="0.181727836745713" calcext:value-type="float">
            <text:p>0.18</text:p>
          </table:table-cell>
          <table:table-cell table:formula="of:=[.F11]/[.$C$3]" office:value-type="float" office:value="0.201524672190288" calcext:value-type="float">
            <text:p>0.20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3">
          <table:table-cell office:value-type="string" calcext:value-type="string">
            <text:p>Atom Z8350</text:p>
          </table:table-cell>
          <table:table-cell office:value-type="float" office:value="3202.71" calcext:value-type="float">
            <text:p>3,202.7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formula="of:=[.B12]/[.E12]" office:value-type="float" office:value="2.28765" calcext:value-type="float">
            <text:p>2.29</text:p>
          </table:table-cell>
          <table:table-cell table:formula="of:=[.B12]/[.$B$3]" office:value-type="float" office:value="0.145070179467563" calcext:value-type="float">
            <text:p>0.15</text:p>
          </table:table-cell>
          <table:table-cell table:formula="of:=[.F12]/[.$C$3]" office:value-type="float" office:value="0.352313292992652" calcext:value-type="float">
            <text:p>0.3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Windows NT Version 6.2</text:p>
          </table:table-cell>
          <table:table-cell/>
        </table:table-row>
        <table:table-row table:style-name="ro3">
          <table:table-cell office:value-type="string" calcext:value-type="string">
            <text:p>Orange Pi PC2</text:p>
          </table:table-cell>
          <table:table-cell office:value-type="float" office:value="2949.12" calcext:value-type="float">
            <text:p>2,949.1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3]/[.E13]" office:value-type="float" office:value="2.56" calcext:value-type="float">
            <text:p>2.56</text:p>
          </table:table-cell>
          <table:table-cell table:formula="of:=[.B13]/[.$B$3]" office:value-type="float" office:value="0.133583548829391" calcext:value-type="float">
            <text:p>0.13</text:p>
          </table:table-cell>
          <table:table-cell table:formula="of:=[.F13]/[.$C$3]" office:value-type="float" office:value="0.394257001753411" calcext:value-type="float">
            <text:p>0.3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office:value-type="float" office:value="2592.88" calcext:value-type="float">
            <text:p>2,592.88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4]/[.E14]" office:value-type="float" office:value="1.99452307692308" calcext:value-type="float">
            <text:p>1.99</text:p>
          </table:table-cell>
          <table:table-cell table:formula="of:=[.B14]/[.$B$3]" office:value-type="float" office:value="0.117447276505789" calcext:value-type="float">
            <text:p>0.12</text:p>
          </table:table-cell>
          <table:table-cell table:formula="of:=[.F14]/[.$C$3]" office:value-type="float" office:value="0.307169800092062" calcext:value-type="float">
            <text:p>0.31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2469" calcext:value-type="float">
            <text:p>2,469.00</text:p>
          </table:table-cell>
          <table:table-cell table:style-name="ce1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E15]" office:value-type="float" office:value="2.0575" calcext:value-type="float">
            <text:p>2.06</text:p>
          </table:table-cell>
          <table:table-cell table:formula="of:=[.B15]/[.$B$3]" office:value-type="float" office:value="0.11183599923359" calcext:value-type="float">
            <text:p>0.11</text:p>
          </table:table-cell>
          <table:table-cell table:formula="of:=[.F15]/[.$C$3]" office:value-type="float" office:value="0.316868664495173" calcext:value-type="float">
            <text:p>0.3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.19</text:p>
          </table:table-cell>
          <table:table-cell office:value-type="string" calcext:value-type="string">
            <text:p>gcc version 4.8</text:p>
          </table:table-cell>
        </table:table-row>
        <table:table-row table:style-name="ro3">
          <table:table-cell office:value-type="string" calcext:value-type="string">
            <text:p>Orange Pi Win</text:p>
          </table:table-cell>
          <table:table-cell office:value-type="float" office:value="2370" calcext:value-type="float">
            <text:p>2,370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E16]" office:value-type="float" office:value="1.76339285714286" calcext:value-type="float">
            <text:p>1.76</text:p>
          </table:table-cell>
          <table:table-cell table:formula="of:=[.B16]/[.$B$3]" office:value-type="float" office:value="0.107351688207213" calcext:value-type="float">
            <text:p>0.11</text:p>
          </table:table-cell>
          <table:table-cell table:formula="of:=[.F16]/[.$C$3]" office:value-type="float" office:value="0.271574211238486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3">
          <table:table-cell table:style-name="ce3" office:value-type="string" calcext:value-type="string">
            <text:p>Pentium III </text:p>
          </table:table-cell>
          <table:table-cell office:value-type="float" office:value="1595" calcext:value-type="float">
            <text:p>1,595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17]/[.E17]" office:value-type="float" office:value="1.595" calcext:value-type="float">
            <text:p>1.60</text:p>
          </table:table-cell>
          <table:table-cell table:formula="of:=[.B17]/[.$B$3]" office:value-type="float" office:value="0.0722472332027448" calcext:value-type="float">
            <text:p>0.07</text:p>
          </table:table-cell>
          <table:table-cell table:formula="of:=[.F17]/[.$C$3]" office:value-type="float" office:value="0.245640592889332" calcext:value-type="float">
            <text:p>0.25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3">
          <table:table-cell table:style-name="ce14" office:value-type="string" calcext:value-type="string">
            <text:p>MONOCUB</text:p>
          </table:table-cell>
          <table:table-cell table:style-name="ce17" office:value-type="float" office:value="1562.66" calcext:value-type="float">
            <text:p>1562.66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table:formula="of:=[.B18]/[.E18]" office:value-type="float" office:value="1.953325" calcext:value-type="float">
            <text:p>1.95</text:p>
          </table:table-cell>
          <table:table-cell table:formula="of:=[.B18]/[.$B$3]" office:value-type="float" office:value="0.0707823582674615" calcext:value-type="float">
            <text:p>0.07</text:p>
          </table:table-cell>
          <table:table-cell table:formula="of:=[.F18]/[.$C$3]" office:value-type="float" office:value="0.300825022636711" calcext:value-type="float">
            <text:p>0.30</text:p>
          </table:table-cell>
          <table:table-cell office:value-type="string" calcext:value-type="string">
            <text:p>e2k</text:p>
          </table:table-cell>
          <table:table-cell table:style-name="ce14" office:value-type="string" calcext:value-type="string">
            <text:p>Linux version 4.9.0</text:p>
          </table:table-cell>
          <table:table-cell table:style-name="ce14" office:value-type="string" calcext:value-type="string">
            <text:p>lcc:1.23.18</text:p>
          </table:table-cell>
        </table:table-row>
        <table:table-row table:style-name="ro3">
          <table:table-cell table:style-name="ce14" office:value-type="string" calcext:value-type="string">
            <text:p>MBE1C-PC</text:p>
          </table:table-cell>
          <table:table-cell table:style-name="ce17" office:value-type="float" office:value="962.87" calcext:value-type="float">
            <text:p>962.87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table:formula="of:=[.B19]/[.E19]" office:value-type="float" office:value="0.977532994923858" calcext:value-type="float">
            <text:p>0.98</text:p>
          </table:table-cell>
          <table:table-cell table:formula="of:=[.B19]/[.$B$3]" office:value-type="float" office:value="0.0436142278582613" calcext:value-type="float">
            <text:p>0.04</text:p>
          </table:table-cell>
          <table:table-cell table:formula="of:=[.F19]/[.$C$3]" office:value-type="float" office:value="0.150546573317856" calcext:value-type="float">
            <text:p>0.15</text:p>
          </table:table-cell>
          <table:table-cell office:value-type="string" calcext:value-type="string">
            <text:p>e2k</text:p>
          </table:table-cell>
          <table:table-cell table:style-name="ce14" office:value-type="string" calcext:value-type="string">
            <text:p>Linux version 4.9.0</text:p>
          </table:table-cell>
          <table:table-cell table:style-name="ce14" office:value-type="string" calcext:value-type="string">
            <text:p>lcc:1.23.21</text:p>
          </table:table-cell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847" calcext:value-type="float">
            <text:p>847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20]/[.E20]" office:value-type="float" office:value="1.21" calcext:value-type="float">
            <text:p>1.21</text:p>
          </table:table-cell>
          <table:table-cell table:formula="of:=[.B20]/[.$B$3]" office:value-type="float" office:value="0.038365772114561" calcext:value-type="float">
            <text:p>0.04</text:p>
          </table:table-cell>
          <table:table-cell table:formula="of:=[.F20]/[.$C$3]" office:value-type="float" office:value="0.18634803598501" calcext:value-type="float">
            <text:p>0.19</text:p>
          </table:table-cell>
          <table:table-cell office:value-type="string" calcext:value-type="string">
            <text:p>amd64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style-name="Default">
            <draw:frame draw:z-index="2" draw:style-name="gr1" draw:text-style-name="P1" svg:width="7.9059in" svg:height="4.2709in" svg:x="0.4413in" svg:y="0.0933in">
              <draw:object draw:notify-on-update-of-ranges="'Pivot Table_Dhrystone_1'.C14:'Pivot Table_Dhrystone_1'.C16 'Pivot Table_Dhrystone_1'.F3:'Pivot Table_Dhrystone_1'.F3 'Pivot Table_Dhrystone_1'.F14:'Pivot Table_Dhrystone_1'.F16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style-name="Default"/>
          <table:table-cell table:number-columns-repeated="3"/>
        </table:table-row>
      </table:table>
      <table:table table:name="Pivot Table_Dhrystone_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46" office:value-type="string" calcext:value-type="string">
            <text:p>Architecture</text:p>
          </table:table-cell>
          <table:table-cell table:style-name="ce51" office:value-type="string" calcext:value-type="string">
            <text:p>CPU</text:p>
          </table:table-cell>
          <table:table-cell table:style-name="ce51" office:value-type="string" calcext:value-type="string">
            <text:p>Platform</text:p>
          </table:table-cell>
          <table:table-cell table:style-name="ce51" office:value-type="string" calcext:value-type="string">
            <text:p>Frequency (MHz)</text:p>
          </table:table-cell>
          <table:table-cell table:style-name="ce51" office:value-type="string" calcext:value-type="string">
            <text:p>Cores</text:p>
          </table:table-cell>
          <table:table-cell table:style-name="ce51" office:value-type="string" calcext:value-type="string">
            <text:p>Result (VAX MIPS rating)</text:p>
          </table:table-cell>
          <table:table-cell table:style-name="ce51" office:value-type="string" calcext:value-type="string">
            <text:p>Relative</text:p>
          </table:table-cell>
          <table:table-cell table:style-name="ce51" office:value-type="string" calcext:value-type="string">
            <text:p>Relative (MHz) </text:p>
          </table:table-cell>
          <table:table-cell table:style-name="ce57" office:value-type="string" calcext:value-type="string">
            <text:p>(empty)</text:p>
          </table:table-cell>
        </table:table-row>
        <table:table-row table:style-name="ro1">
          <table:table-cell table:style-name="ce47" office:value-type="string" calcext:value-type="string">
            <text:p>amd64</text:p>
          </table:table-cell>
          <table:table-cell table:style-name="ce52" office:value-type="string" calcext:value-type="string">
            <text:p>AMD A6-3650 APU with Radeon(tm) HD Graphics</text:p>
          </table:table-cell>
          <table:table-cell table:style-name="ce52" office:value-type="string" calcext:value-type="string">
            <text:p>AMD A6-3650</text:p>
          </table:table-cell>
          <table:table-cell table:style-name="ce52" office:value-type="float" office:value="2600" calcext:value-type="float">
            <text:p>260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float" office:value="11455.81" calcext:value-type="float">
            <text:p>11,455.81</text:p>
          </table:table-cell>
          <table:table-cell table:style-name="ce54" office:value-type="float" office:value="0.518903182819019" calcext:value-type="float">
            <text:p>0.52</text:p>
          </table:table-cell>
          <table:table-cell table:style-name="ce54" office:value-type="float" office:value="0.678565700609486" calcext:value-type="float">
            <text:p>0.68</text:p>
          </table:table-cell>
          <table:table-cell table:style-name="ce58"/>
        </table:table-row>
        <table:table-row table:style-name="ro1">
          <table:table-cell table:style-name="ce48"/>
          <table:table-cell table:style-name="ce52" office:value-type="string" calcext:value-type="string">
            <text:p>Broadcom BCM2835</text:p>
          </table:table-cell>
          <table:table-cell table:style-name="ce52" office:value-type="string" calcext:value-type="string">
            <text:p>Raspberry PI</text:p>
          </table:table-cell>
          <table:table-cell table:style-name="ce52" office:value-type="float" office:value="700" calcext:value-type="float">
            <text:p>700</text:p>
          </table:table-cell>
          <table:table-cell table:style-name="ce52" office:value-type="float" office:value="1" calcext:value-type="float">
            <text:p>1</text:p>
          </table:table-cell>
          <table:table-cell table:style-name="ce54" office:value-type="float" office:value="847" calcext:value-type="float">
            <text:p>847.00</text:p>
          </table:table-cell>
          <table:table-cell table:style-name="ce54" office:value-type="float" office:value="0.038365772114561" calcext:value-type="float">
            <text:p>0.04</text:p>
          </table:table-cell>
          <table:table-cell table:style-name="ce54" office:value-type="float" office:value="0.18634803598501" calcext:value-type="float">
            <text:p>0.19</text:p>
          </table:table-cell>
          <table:table-cell table:style-name="ce58"/>
        </table:table-row>
        <table:table-row table:style-name="ro1">
          <table:table-cell table:style-name="ce48"/>
          <table:table-cell table:style-name="ce52" office:value-type="string" calcext:value-type="string">
            <text:p>Intel(R) Atom(TM) x5-Z8350 CPU @ 1.44GHz</text:p>
          </table:table-cell>
          <table:table-cell table:style-name="ce52" office:value-type="string" calcext:value-type="string">
            <text:p>Atom Z8350</text:p>
          </table:table-cell>
          <table:table-cell table:style-name="ce52" office:value-type="float" office:value="1400" calcext:value-type="float">
            <text:p>140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float" office:value="3202.71" calcext:value-type="float">
            <text:p>3,202.71</text:p>
          </table:table-cell>
          <table:table-cell table:style-name="ce54" office:value-type="float" office:value="0.145070179467563" calcext:value-type="float">
            <text:p>0.15</text:p>
          </table:table-cell>
          <table:table-cell table:style-name="ce54" office:value-type="float" office:value="0.352313292992652" calcext:value-type="float">
            <text:p>0.35</text:p>
          </table:table-cell>
          <table:table-cell table:style-name="ce58"/>
        </table:table-row>
        <table:table-row table:style-name="ro1">
          <table:table-cell table:style-name="ce48"/>
          <table:table-cell table:style-name="ce52" office:value-type="string" calcext:value-type="string">
            <text:p>Intel(R) Core(TM) 2 Duo CPU <text:s text:c="4"/>T9400 <text:s/>@ 2.53GHz</text:p>
          </table:table-cell>
          <table:table-cell table:style-name="ce52" office:value-type="string" calcext:value-type="string">
            <text:p>Core 2 Duo T9400</text:p>
          </table:table-cell>
          <table:table-cell table:style-name="ce52" office:value-type="float" office:value="2530" calcext:value-type="float">
            <text:p>2530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13212" calcext:value-type="float">
            <text:p>13,212.00</text:p>
          </table:table-cell>
          <table:table-cell table:style-name="ce54" office:value-type="float" office:value="0.598451689701983" calcext:value-type="float">
            <text:p>0.60</text:p>
          </table:table-cell>
          <table:table-cell table:style-name="ce54" office:value-type="float" office:value="0.804243377465116" calcext:value-type="float">
            <text:p>0.80</text:p>
          </table:table-cell>
          <table:table-cell table:style-name="ce58"/>
        </table:table-row>
        <table:table-row table:style-name="ro1">
          <table:table-cell table:style-name="ce49"/>
          <table:table-cell table:style-name="ce52" office:value-type="string" calcext:value-type="string">
            <text:p>Intel(R) Core(TM) i7-2600 CPU @ 3.40GHz</text:p>
          </table:table-cell>
          <table:table-cell table:style-name="ce52" office:value-type="string" calcext:value-type="string">
            <text:p>Core i7-2600</text:p>
          </table:table-cell>
          <table:table-cell table:style-name="ce52" office:value-type="float" office:value="3400" calcext:value-type="float">
            <text:p>3400</text:p>
          </table:table-cell>
          <table:table-cell table:style-name="ce52" office:value-type="float" office:value="8" calcext:value-type="float">
            <text:p>8</text:p>
          </table:table-cell>
          <table:table-cell table:style-name="ce54" office:value-type="float" office:value="22076.97" calcext:value-type="float">
            <text:p>22,076.97</text:p>
          </table:table-cell>
          <table:table-cell table:number-columns-repeated="2" table:style-name="ce54" office:value-type="float" office:value="1" calcext:value-type="float">
            <text:p>1.00</text:p>
          </table:table-cell>
          <table:table-cell table:style-name="ce58"/>
        </table:table-row>
        <table:table-row table:style-name="ro1">
          <table:table-cell table:style-name="ce47" office:value-type="string" calcext:value-type="string">
            <text:p>arm</text:p>
          </table:table-cell>
          <table:table-cell table:style-name="ce52" office:value-type="string" calcext:value-type="string">
            <text:p>Allwinner A64 (aarch64)</text:p>
          </table:table-cell>
          <table:table-cell table:style-name="ce52" office:value-type="string" calcext:value-type="string">
            <text:p>Orange Pi Win</text:p>
          </table:table-cell>
          <table:table-cell table:style-name="ce52" office:value-type="float" office:value="1344" calcext:value-type="float">
            <text:p>1344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float" office:value="2370" calcext:value-type="float">
            <text:p>2,370.00</text:p>
          </table:table-cell>
          <table:table-cell table:style-name="ce54" office:value-type="float" office:value="0.107351688207213" calcext:value-type="float">
            <text:p>0.11</text:p>
          </table:table-cell>
          <table:table-cell table:style-name="ce54" office:value-type="float" office:value="0.271574211238486" calcext:value-type="float">
            <text:p>0.27</text:p>
          </table:table-cell>
          <table:table-cell table:style-name="ce58"/>
        </table:table-row>
        <table:table-row table:style-name="ro1">
          <table:table-cell table:style-name="ce48"/>
          <table:table-cell table:style-name="ce52" office:value-type="string" calcext:value-type="string">
            <text:p>Allwinner H5 (aarch64)</text:p>
          </table:table-cell>
          <table:table-cell table:style-name="ce52" office:value-type="string" calcext:value-type="string">
            <text:p>Orange Pi PC2</text:p>
          </table:table-cell>
          <table:table-cell table:style-name="ce52" office:value-type="float" office:value="1152" calcext:value-type="float">
            <text:p>1152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float" office:value="2949.12" calcext:value-type="float">
            <text:p>2,949.12</text:p>
          </table:table-cell>
          <table:table-cell table:style-name="ce54" office:value-type="float" office:value="0.133583548829391" calcext:value-type="float">
            <text:p>0.13</text:p>
          </table:table-cell>
          <table:table-cell table:style-name="ce54" office:value-type="float" office:value="0.394257001753411" calcext:value-type="float">
            <text:p>0.39</text:p>
          </table:table-cell>
          <table:table-cell table:style-name="ce58"/>
        </table:table-row>
        <table:table-row table:style-name="ro1">
          <table:table-cell table:style-name="ce48"/>
          <table:table-cell table:style-name="ce52" office:value-type="string" calcext:value-type="string">
            <text:p>Amlogic S922X</text:p>
          </table:table-cell>
          <table:table-cell table:style-name="ce52" office:value-type="string" calcext:value-type="string">
            <text:p>Odroid N2</text:p>
          </table:table-cell>
          <table:table-cell table:style-name="ce52" office:value-type="float" office:value="1800" calcext:value-type="float">
            <text:p>18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float" office:value="8230" calcext:value-type="float">
            <text:p>8,230.00</text:p>
          </table:table-cell>
          <table:table-cell table:style-name="ce54" office:value-type="float" office:value="0.372786664111968" calcext:value-type="float">
            <text:p>0.37</text:p>
          </table:table-cell>
          <table:table-cell table:style-name="ce54" office:value-type="float" office:value="0.704152587767051" calcext:value-type="float">
            <text:p>0.70</text:p>
          </table:table-cell>
          <table:table-cell table:style-name="ce58"/>
        </table:table-row>
        <table:table-row table:style-name="ro1">
          <table:table-cell table:style-name="ce48"/>
          <table:table-cell table:style-name="ce52" office:value-type="string" calcext:value-type="string">
            <text:p>Broadcom BCM2837B0 (armv8)</text:p>
          </table:table-cell>
          <table:table-cell table:style-name="ce52" office:value-type="string" calcext:value-type="string">
            <text:p>Raspberry PI 3</text:p>
          </table:table-cell>
          <table:table-cell table:style-name="ce52" office:value-type="float" office:value="1200" calcext:value-type="float">
            <text:p>120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float" office:value="2469" calcext:value-type="float">
            <text:p>2,469.00</text:p>
          </table:table-cell>
          <table:table-cell table:style-name="ce54" office:value-type="float" office:value="0.11183599923359" calcext:value-type="float">
            <text:p>0.11</text:p>
          </table:table-cell>
          <table:table-cell table:style-name="ce54" office:value-type="float" office:value="0.316868664495173" calcext:value-type="float">
            <text:p>0.32</text:p>
          </table:table-cell>
          <table:table-cell table:style-name="ce58"/>
        </table:table-row>
        <table:table-row table:style-name="ro1">
          <table:table-cell table:style-name="ce49"/>
          <table:table-cell table:style-name="ce52" office:value-type="string" calcext:value-type="string">
            <text:p>Samsung Exynos 4412 (armv7l)</text:p>
          </table:table-cell>
          <table:table-cell table:style-name="ce52" office:value-type="string" calcext:value-type="string">
            <text:p>Samsung Exynos 4412</text:p>
          </table:table-cell>
          <table:table-cell table:style-name="ce52" office:value-type="float" office:value="1700" calcext:value-type="float">
            <text:p>170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float" office:value="4495.03" calcext:value-type="float">
            <text:p>4,495.03</text:p>
          </table:table-cell>
          <table:table-cell table:style-name="ce54" office:value-type="float" office:value="0.203607197908046" calcext:value-type="float">
            <text:p>0.20</text:p>
          </table:table-cell>
          <table:table-cell table:style-name="ce54" office:value-type="float" office:value="0.407214395816092" calcext:value-type="float">
            <text:p>0.41</text:p>
          </table:table-cell>
          <table:table-cell table:style-name="ce58"/>
        </table:table-row>
        <table:table-row table:style-name="ro1">
          <table:table-cell table:style-name="ce47" office:value-type="string" calcext:value-type="string">
            <text:p>e2k</text:p>
          </table:table-cell>
          <table:table-cell table:style-name="ce52" office:value-type="string" calcext:value-type="string">
            <text:p>Elbrus 1C+ (MBE1C-PC)</text:p>
          </table:table-cell>
          <table:table-cell table:style-name="ce52" office:value-type="string" calcext:value-type="string">
            <text:p>MBE1C-PC</text:p>
          </table:table-cell>
          <table:table-cell table:style-name="ce52" office:value-type="float" office:value="985" calcext:value-type="float">
            <text:p>985</text:p>
          </table:table-cell>
          <table:table-cell table:style-name="ce52" office:value-type="float" office:value="1" calcext:value-type="float">
            <text:p>1</text:p>
          </table:table-cell>
          <table:table-cell table:style-name="ce54" office:value-type="float" office:value="962.87" calcext:value-type="float">
            <text:p>962.87</text:p>
          </table:table-cell>
          <table:table-cell table:style-name="ce54" office:value-type="float" office:value="0.0436142278582613" calcext:value-type="float">
            <text:p>0.04</text:p>
          </table:table-cell>
          <table:table-cell table:style-name="ce54" office:value-type="float" office:value="0.150546573317856" calcext:value-type="float">
            <text:p>0.15</text:p>
          </table:table-cell>
          <table:table-cell table:style-name="ce58"/>
        </table:table-row>
        <table:table-row table:style-name="ro1">
          <table:table-cell table:style-name="ce48"/>
          <table:table-cell table:style-name="ce52" office:value-type="string" calcext:value-type="string">
            <text:p>Elbrus 4C [E2S] (MONOCUB)</text:p>
          </table:table-cell>
          <table:table-cell table:style-name="ce52" office:value-type="string" calcext:value-type="string">
            <text:p>MONOCUB</text:p>
          </table:table-cell>
          <table:table-cell table:style-name="ce52" office:value-type="float" office:value="800" calcext:value-type="float">
            <text:p>80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float" office:value="1562.66" calcext:value-type="float">
            <text:p>1,562.66</text:p>
          </table:table-cell>
          <table:table-cell table:style-name="ce54" office:value-type="float" office:value="0.0707823582674615" calcext:value-type="float">
            <text:p>0.07</text:p>
          </table:table-cell>
          <table:table-cell table:style-name="ce54" office:value-type="float" office:value="0.300825022636711" calcext:value-type="float">
            <text:p>0.30</text:p>
          </table:table-cell>
          <table:table-cell table:style-name="ce58"/>
        </table:table-row>
        <table:table-row table:style-name="ro1">
          <table:table-cell table:style-name="ce49"/>
          <table:table-cell table:style-name="ce52" office:value-type="string" calcext:value-type="string">
            <text:p>Elbrus 8C (E8C-SWTX)</text:p>
          </table:table-cell>
          <table:table-cell table:style-name="ce52" office:value-type="string" calcext:value-type="string">
            <text:p>E8C-SWTX</text:p>
          </table:table-cell>
          <table:table-cell table:style-name="ce52" office:value-type="float" office:value="1300" calcext:value-type="float">
            <text:p>1300</text:p>
          </table:table-cell>
          <table:table-cell table:style-name="ce52" office:value-type="float" office:value="8" calcext:value-type="float">
            <text:p>8</text:p>
          </table:table-cell>
          <table:table-cell table:style-name="ce54" office:value-type="float" office:value="2592.88" calcext:value-type="float">
            <text:p>2,592.88</text:p>
          </table:table-cell>
          <table:table-cell table:style-name="ce54" office:value-type="float" office:value="0.117447276505789" calcext:value-type="float">
            <text:p>0.12</text:p>
          </table:table-cell>
          <table:table-cell table:style-name="ce54" office:value-type="float" office:value="0.307169800092062" calcext:value-type="float">
            <text:p>0.31</text:p>
          </table:table-cell>
          <table:table-cell table:style-name="ce58"/>
        </table:table-row>
        <table:table-row table:style-name="ro1">
          <table:table-cell table:style-name="ce47" office:value-type="string" calcext:value-type="string">
            <text:p>i386</text:p>
          </table:table-cell>
          <table:table-cell table:style-name="ce52" office:value-type="string" calcext:value-type="string">
            <text:p>Intel(R) Pentium(TM) 4 CPU</text:p>
          </table:table-cell>
          <table:table-cell table:style-name="ce52" office:value-type="string" calcext:value-type="string">
            <text:p>Pentium 4 </text:p>
          </table:table-cell>
          <table:table-cell table:style-name="ce52" office:value-type="float" office:value="3066" calcext:value-type="float">
            <text:p>3066</text:p>
          </table:table-cell>
          <table:table-cell table:style-name="ce52" office:value-type="float" office:value="1" calcext:value-type="float">
            <text:p>1</text:p>
          </table:table-cell>
          <table:table-cell table:style-name="ce54" office:value-type="float" office:value="4012" calcext:value-type="float">
            <text:p>4,012.00</text:p>
          </table:table-cell>
          <table:table-cell table:style-name="ce54" office:value-type="float" office:value="0.181727836745713" calcext:value-type="float">
            <text:p>0.18</text:p>
          </table:table-cell>
          <table:table-cell table:style-name="ce54" office:value-type="float" office:value="0.201524672190288" calcext:value-type="float">
            <text:p>0.20</text:p>
          </table:table-cell>
          <table:table-cell table:style-name="ce58"/>
        </table:table-row>
        <table:table-row table:style-name="ro1">
          <table:table-cell table:style-name="ce49"/>
          <table:table-cell table:style-name="ce52" office:value-type="string" calcext:value-type="string">
            <text:p>Intel(R) Pentium(TM) III CPU</text:p>
          </table:table-cell>
          <table:table-cell table:style-name="ce52" office:value-type="string" calcext:value-type="string">
            <text:p>Pentium III </text:p>
          </table:table-cell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" calcext:value-type="float">
            <text:p>1</text:p>
          </table:table-cell>
          <table:table-cell table:style-name="ce54" office:value-type="float" office:value="1595" calcext:value-type="float">
            <text:p>1,595.00</text:p>
          </table:table-cell>
          <table:table-cell table:style-name="ce54" office:value-type="float" office:value="0.0722472332027448" calcext:value-type="float">
            <text:p>0.07</text:p>
          </table:table-cell>
          <table:table-cell table:style-name="ce54" office:value-type="float" office:value="0.245640592889332" calcext:value-type="float">
            <text:p>0.25</text:p>
          </table:table-cell>
          <table:table-cell table:style-name="ce58"/>
        </table:table-row>
        <table:table-row table:style-name="ro1">
          <table:table-cell table:style-name="ce50" office:value-type="string" calcext:value-type="string">
            <text:p>Total Result</text:p>
          </table:table-cell>
          <table:table-cell table:style-name="ce53" table:number-columns-repeated="4"/>
          <table:table-cell table:style-name="ce55" table:number-columns-repeated="2"/>
          <table:table-cell table:style-name="ce56"/>
          <table:table-cell table:style-name="ce59"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draw:z-index="0" draw:style-name="gr1" draw:text-style-name="P1" svg:width="12.9413in" svg:height="6.285in" svg:x="0in" svg:y="0.1366in">
              <draw:object draw:notify-on-update-of-ranges="'Pivot Table_Dhrystone_1'.C4:'Pivot Table_Dhrystone_1'.C18 Dhrystone.G5:Dhrystone.G5 'Pivot Table_Dhrystone_1'.G4:'Pivot Table_Dhrystone_1'.G18 Dhrystone.H5:Dhrystone.H5 'Pivot Table_Dhrystone_1'.H4:'Pivot Table_Dhrystone_1'.H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39">
          <table:table-cell table:number-columns-repeated="9"/>
        </table:table-row>
        <table:table-row table:style-name="ro1">
          <table:table-cell>
            <draw:frame draw:z-index="1" draw:style-name="gr1" draw:text-style-name="P1" svg:width="8.3244in" svg:height="4.4969in" svg:x="0.1295in" svg:y="0in">
              <draw:object draw:notify-on-update-of-ranges="'Pivot Table_Dhrystone_1'.C14:'Pivot Table_Dhrystone_1'.C16 'Pivot Table_Dhrystone_1'.F3:'Pivot Table_Dhrystone_1'.F3 'Pivot Table_Dhrystone_1'.F14:'Pivot Table_Dhrystone_1'.F1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shapes>
          <draw:frame draw:z-index="0" draw:style-name="gr1" draw:text-style-name="P1" svg:width="11.989in" svg:height="5.3402in" svg:x="0.1618in" svg:y="9.8819in">
            <draw:object draw:notify-on-update-of-ranges="Whetstone.A6:Whetstone.A19 Whetstone.K5:Whetstone.K5 Whetstone.K6:Whetstone.K19 Whetstone.L5:Whetstone.L5 Whetstone.L6:Whetstone.L19 Whetstone.M5:Whetstone.M5 Whetstone.M6:Whetstone.M19 Whetstone.N5:Whetstone.N5 Whetstone.N6:Whetstone.N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1</svg:title>
          </draw:frame>
          <draw:frame draw:z-index="1" draw:style-name="gr1" draw:text-style-name="P1" svg:width="11.9614in" svg:height="5.3835in" svg:x="0.1571in" svg:y="4.2642in">
            <draw:object draw:notify-on-update-of-ranges="Whetstone.A6:Whetstone.A19 Whetstone.B5:Whetstone.B5 Whetstone.B6:Whetstone.B19 Whetstone.D5:Whetstone.D5 Whetstone.D6:Whetstone.D19 Whetstone.E5:Whetstone.E5 Whetstone.E6:Whetstone.E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  <svg:title>1</svg:title>
          </draw:frame>
          <draw:frame draw:z-index="2" draw:style-name="gr1" draw:text-style-name="P1" svg:width="9.5299in" svg:height="5.3602in" svg:x="12.5394in" svg:y="4.215in">
            <draw:object draw:notify-on-update-of-ranges="'Pivot Table_Whetstone_1'.B11:'Pivot Table_Whetstone_1'.B13 'Pivot Table_Whetstone_1'.F1:'Pivot Table_Whetstone_1'.F1 'Pivot Table_Whetstone_1'.F11:'Pivot Table_Whetstone_1'.F13 'Pivot Table_Whetstone_1'.G1:'Pivot Table_Whetstone_1'.G1 'Pivot Table_Whetstone_1'.G11:'Pivot Table_Whetstone_1'.G1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9.6772in" svg:height="5.4433in" svg:x="12.4756in" svg:y="9.9177in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2" table:number-columns-repeated="2" table:default-cell-style-name="ce14"/>
        <table:table-column table:style-name="co21" table:default-cell-style-name="ce14"/>
        <table:table-column table:style-name="co19" table:default-cell-style-name="ce14"/>
        <table:table-column table:style-name="co22" table:default-cell-style-name="ce14"/>
        <table:table-column table:style-name="co9" table:number-columns-repeated="2" table:default-cell-style-name="ce14"/>
        <table:table-column table:style-name="co23" table:default-cell-style-name="ce14"/>
        <table:table-column table:style-name="co10" table:default-cell-style-name="ce14"/>
        <table:table-column table:style-name="co24" table:default-cell-style-name="ce14"/>
        <table:table-column table:style-name="co12" table:default-cell-style-name="ce14"/>
        <table:table-column table:style-name="co1" table:number-columns-repeated="47" table:default-cell-style-name="ce14"/>
        <table:table-row table:style-name="ro1">
          <table:table-cell table:style-name="ce37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office:value-type="float" office:value="5729.52" calcext:value-type="float">
            <text:p>5,729.52</text:p>
          </table:table-cell>
          <table:table-cell table:style-name="ce39" office:value-type="float" office:value="31319" calcext:value-type="float">
            <text:p>31,319.00</text:p>
          </table:table-cell>
          <table:table-cell table:number-columns-repeated="2"/>
          <table:table-cell table:style-name="ce39" office:value-type="float" office:value="1.69" calcext:value-type="float">
            <text:p>1.69</text:p>
          </table:table-cell>
          <table:table-cell table:style-name="ce39"/>
          <table:table-cell table:style-name="ce39" office:value-type="float" office:value="9.21" calcext:value-type="float">
            <text:p>9.21</text:p>
          </table:table-cell>
          <table:table-cell table:number-columns-repeated="6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61" office:value-type="string" calcext:value-type="string">
            <text:p>Platform</text:p>
          </table:table-cell>
          <table:table-cell table:style-name="ce61" office:value-type="string" calcext:value-type="string">
            <text:p>MWIPS</text:p>
          </table:table-cell>
          <table:table-cell table:style-name="ce61" office:value-type="string" calcext:value-type="string">
            <text:p>MWIPS (multicore)</text:p>
          </table:table-cell>
          <table:table-cell table:style-name="ce61" office:value-type="string" calcext:value-type="string">
            <text:p>MWIPS (C# mono)</text:p>
          </table:table-cell>
          <table:table-cell table:style-name="ce61" office:value-type="string" calcext:value-type="string">
            <text:p>MWIPS (C# netcore)</text:p>
          </table:table-cell>
          <table:table-cell table:style-name="ce61" office:value-type="string" calcext:value-type="string">
            <text:p>CPU</text:p>
          </table:table-cell>
          <table:table-cell table:style-name="ce61" office:value-type="string" calcext:value-type="string">
            <text:p>Cores</text:p>
          </table:table-cell>
          <table:table-cell table:style-name="ce61" office:value-type="string" calcext:value-type="string">
            <text:p>Frequency (MHz)</text:p>
          </table:table-cell>
          <table:table-cell table:style-name="ce61" office:value-type="string" calcext:value-type="string">
            <text:p>Per MHz</text:p>
          </table:table-cell>
          <table:table-cell table:style-name="ce61" office:value-type="string" calcext:value-type="string">
            <text:p>Per MHz (multicore)</text:p>
          </table:table-cell>
          <table:table-cell table:style-name="ce61" office:value-type="string" calcext:value-type="string">
            <text:p>Relative (single-core)</text:p>
          </table:table-cell>
          <table:table-cell table:style-name="ce61" office:value-type="string" calcext:value-type="string">
            <text:p>Relative (multicore)</text:p>
          </table:table-cell>
          <table:table-cell table:style-name="ce61" office:value-type="string" calcext:value-type="string">
            <text:p>Relative (MHz)</text:p>
          </table:table-cell>
          <table:table-cell table:style-name="ce61" office:value-type="string" calcext:value-type="string">
            <text:p>Relative (multicore) (MHz)</text:p>
          </table:table-cell>
          <table:table-cell table:style-name="ce61" office:value-type="string" calcext:value-type="string">
            <text:p>Architecture</text:p>
          </table:table-cell>
          <table:table-cell table:style-name="ce61" office:value-type="string" calcext:value-type="string">
            <text:p>OS</text:p>
          </table:table-cell>
          <table:table-cell table:style-name="ce61" office:value-type="string" calcext:value-type="string">
            <text:p>Compiler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40" office:value-type="float" office:value="5729.52" calcext:value-type="float">
            <text:p>5,729.52</text:p>
          </table:table-cell>
          <table:table-cell table:style-name="ce41" office:value-type="float" office:value="31319" calcext:value-type="float">
            <text:p>31,319.00</text:p>
          </table:table-cell>
          <table:table-cell table:style-name="ce39" office:value-type="float" office:value="2751.545" calcext:value-type="float">
            <text:p>2,751.55</text:p>
          </table:table-cell>
          <table:table-cell table:style-name="ce39" office:value-type="float" office:value="3262.258" calcext:value-type="float">
            <text:p>3,262.26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9" table:formula="of:=[.B6]/[.H6]" office:value-type="float" office:value="1.68515294117647" calcext:value-type="float">
            <text:p>1.69</text:p>
          </table:table-cell>
          <table:table-cell table:style-name="ce39" table:formula="of:=[.C6]/[.H6]" office:value-type="float" office:value="9.21147058823529" calcext:value-type="float">
            <text:p>9.21</text:p>
          </table:table-cell>
          <table:table-cell table:style-name="ce39" table:formula="of:=[.B6]/[.$B$3]" office:value-type="float" office:value="1" calcext:value-type="float">
            <text:p>1.00</text:p>
          </table:table-cell>
          <table:table-cell table:style-name="ce39" table:formula="of:=[.C6]/[.$C$3]" office:value-type="float" office:value="1" calcext:value-type="float">
            <text:p>1.00</text:p>
          </table:table-cell>
          <table:table-cell table:style-name="ce39" table:formula="of:=[.I6]/[.$F$3]" office:value-type="float" office:value="0.9971319178559" calcext:value-type="float">
            <text:p>1.00</text:p>
          </table:table-cell>
          <table:table-cell table:style-name="ce39" table:formula="of:=[.J6]/[.$H$3]" office:value-type="float" office:value="1.00015967298972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40" office:value-type="float" office:value="3718.161" calcext:value-type="float">
            <text:p>3,718.16</text:p>
          </table:table-cell>
          <table:table-cell table:style-name="ce41" office:value-type="float" office:value="12113" calcext:value-type="float">
            <text:p>12,113.00</text:p>
          </table:table-cell>
          <table:table-cell table:style-name="ce39" office:value-type="float" office:value="1607.52" calcext:value-type="float">
            <text:p>1,607.52</text:p>
          </table:table-cell>
          <table:table-cell table:style-name="ce39" office:value-type="float" office:value="1823.615" calcext:value-type="float">
            <text:p>1,823.62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9" table:formula="of:=[.B7]/[.H7]" office:value-type="float" office:value="1.43006192307692" calcext:value-type="float">
            <text:p>1.43</text:p>
          </table:table-cell>
          <table:table-cell table:style-name="ce39" table:formula="of:=[.C7]/[.H7]" office:value-type="float" office:value="4.65884615384615" calcext:value-type="float">
            <text:p>4.66</text:p>
          </table:table-cell>
          <table:table-cell table:style-name="ce39" table:formula="of:=[.B7]/[.$B$3]" office:value-type="float" office:value="0.648948079420266" calcext:value-type="float">
            <text:p>0.65</text:p>
          </table:table-cell>
          <table:table-cell table:style-name="ce39" table:formula="of:=[.C7]/[.$C$3]" office:value-type="float" office:value="0.386762029438999" calcext:value-type="float">
            <text:p>0.39</text:p>
          </table:table-cell>
          <table:table-cell table:style-name="ce39" table:formula="of:=[.I7]/[.$F$3]" office:value-type="float" office:value="0.846190487027765" calcext:value-type="float">
            <text:p>0.85</text:p>
          </table:table-cell>
          <table:table-cell table:style-name="ce39" table:formula="of:=[.J7]/[.$H$3]" office:value-type="float" office:value="0.505846487931178" calcext:value-type="float">
            <text:p>0.51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40" office:value-type="float" office:value="2910.328" calcext:value-type="float">
            <text:p>2,910.33</text:p>
          </table:table-cell>
          <table:table-cell table:style-name="ce41" office:value-type="float" office:value="5195" calcext:value-type="float">
            <text:p>5,195.00</text:p>
          </table:table-cell>
          <table:table-cell office:value-type="float" office:value="1565.27" calcext:value-type="float">
            <text:p>1565.27</text:p>
          </table:table-cell>
          <table:table-cell table:style-name="ce39" office:value-type="float" office:value="1992.405" calcext:value-type="float">
            <text:p>1,992.41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9" table:formula="of:=[.B8]/[.H8]" office:value-type="float" office:value="1.15032727272727" calcext:value-type="float">
            <text:p>1.15</text:p>
          </table:table-cell>
          <table:table-cell table:style-name="ce39" table:formula="of:=[.C8]/[.H8]" office:value-type="float" office:value="2.05335968379447" calcext:value-type="float">
            <text:p>2.05</text:p>
          </table:table-cell>
          <table:table-cell table:style-name="ce39" table:formula="of:=[.B8]/[.$B$3]" office:value-type="float" office:value="0.507953196777391" calcext:value-type="float">
            <text:p>0.51</text:p>
          </table:table-cell>
          <table:table-cell table:style-name="ce39" table:formula="of:=[.C8]/[.$C$3]" office:value-type="float" office:value="0.165873750758326" calcext:value-type="float">
            <text:p>0.17</text:p>
          </table:table-cell>
          <table:table-cell table:style-name="ce39" table:formula="of:=[.I8]/[.$F$3]" office:value-type="float" office:value="0.68066702528241" calcext:value-type="float">
            <text:p>0.68</text:p>
          </table:table-cell>
          <table:table-cell table:style-name="ce39" table:formula="of:=[.J8]/[.$H$3]" office:value-type="float" office:value="0.222948934179638" calcext:value-type="float">
            <text:p>0.22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Odroid N2</text:p>
          </table:table-cell>
          <table:table-cell table:style-name="ce40" office:value-type="float" office:value="2136.978" calcext:value-type="float">
            <text:p>2,136.98</text:p>
          </table:table-cell>
          <table:table-cell table:style-name="ce41" office:value-type="float" office:value="9931" calcext:value-type="float">
            <text:p>9,931.00</text:p>
          </table:table-cell>
          <table:table-cell table:number-columns-repeated="2"/>
          <table:table-cell table:style-name="ce18" office:value-type="string" calcext:value-type="string">
            <text:p>Amlogic S922X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39" table:formula="of:=[.B9]/[.H9]" office:value-type="float" office:value="1.18721" calcext:value-type="float">
            <text:p>1.19</text:p>
          </table:table-cell>
          <table:table-cell table:style-name="ce39" table:formula="of:=[.C9]/[.H9]" office:value-type="float" office:value="5.51722222222222" calcext:value-type="float">
            <text:p>5.52</text:p>
          </table:table-cell>
          <table:table-cell table:style-name="ce39" table:formula="of:=[.B9]/[.$B$3]" office:value-type="float" office:value="0.372976793867549" calcext:value-type="float">
            <text:p>0.37</text:p>
          </table:table-cell>
          <table:table-cell table:style-name="ce39" table:formula="of:=[.C9]/[.$C$3]" office:value-type="float" office:value="0.317091861170535" calcext:value-type="float">
            <text:p>0.32</text:p>
          </table:table-cell>
          <table:table-cell table:style-name="ce39" table:formula="of:=[.I9]/[.$F$3]" office:value-type="float" office:value="0.702491124260355" calcext:value-type="float">
            <text:p>0.70</text:p>
          </table:table-cell>
          <table:table-cell table:style-name="ce39" table:formula="of:=[.J9]/[.$H$3]" office:value-type="float" office:value="0.599046929665822" calcext:value-type="float">
            <text:p>0.6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E8C-SWTX</text:p>
          </table:table-cell>
          <table:table-cell table:style-name="ce40" office:value-type="float" office:value="1517.615" calcext:value-type="float">
            <text:p>1,517.62</text:p>
          </table:table-cell>
          <table:table-cell table:style-name="ce41" office:value-type="float" office:value="12060" calcext:value-type="float">
            <text:p>12,060.00</text:p>
          </table:table-cell>
          <table:table-cell table:style-name="ce39" office:value-type="float" office:value="522.988" calcext:value-type="float">
            <text:p>522.99</text:p>
          </table:table-cell>
          <table:table-cell table:style-name="ce44" office:value-type="string" calcext:value-type="string">
            <text:p>?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39" table:formula="of:=[.B10]/[.H10]" office:value-type="float" office:value="1.16739615384615" calcext:value-type="float">
            <text:p>1.17</text:p>
          </table:table-cell>
          <table:table-cell table:style-name="ce39" table:formula="of:=[.C10]/[.H10]" office:value-type="float" office:value="9.27692307692308" calcext:value-type="float">
            <text:p>9.28</text:p>
          </table:table-cell>
          <table:table-cell table:style-name="ce39" table:formula="of:=[.B10]/[.$B$3]" office:value-type="float" office:value="0.264876464346053" calcext:value-type="float">
            <text:p>0.26</text:p>
          </table:table-cell>
          <table:table-cell table:style-name="ce39" table:formula="of:=[.C10]/[.$C$3]" office:value-type="float" office:value="0.385069765956767" calcext:value-type="float">
            <text:p>0.39</text:p>
          </table:table-cell>
          <table:table-cell table:style-name="ce39" table:formula="of:=[.I10]/[.$F$3]" office:value-type="float" office:value="0.690766954938553" calcext:value-type="float">
            <text:p>0.69</text:p>
          </table:table-cell>
          <table:table-cell table:style-name="ce39" table:formula="of:=[.J10]/[.$H$3]" office:value-type="float" office:value="1.00726634928589" calcext:value-type="float">
            <text:p>1.01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Samsung Exynos 4412</text:p>
          </table:table-cell>
          <table:table-cell table:style-name="ce40" office:value-type="float" office:value="1305.157" calcext:value-type="float">
            <text:p>1,305.16</text:p>
          </table:table-cell>
          <table:table-cell table:style-name="ce41" office:value-type="float" office:value="4291" calcext:value-type="float">
            <text:p>4,291.00</text:p>
          </table:table-cell>
          <table:table-cell table:style-name="ce39" office:value-type="float" office:value="256.837" calcext:value-type="float">
            <text:p>256.84</text:p>
          </table:table-cell>
          <table:table-cell table:style-name="ce39" office:value-type="float" office:value="650.114" calcext:value-type="float">
            <text:p>650.11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39" table:formula="of:=[.B11]/[.H11]" office:value-type="float" office:value="0.767739411764706" calcext:value-type="float">
            <text:p>0.77</text:p>
          </table:table-cell>
          <table:table-cell table:style-name="ce39" table:formula="of:=[.C11]/[.H11]" office:value-type="float" office:value="2.52411764705882" calcext:value-type="float">
            <text:p>2.52</text:p>
          </table:table-cell>
          <table:table-cell table:style-name="ce39" table:formula="of:=[.B11]/[.$B$3]" office:value-type="float" office:value="0.227795173068599" calcext:value-type="float">
            <text:p>0.23</text:p>
          </table:table-cell>
          <table:table-cell table:style-name="ce39" table:formula="of:=[.C11]/[.$C$3]" office:value-type="float" office:value="0.1370094830614" calcext:value-type="float">
            <text:p>0.14</text:p>
          </table:table-cell>
          <table:table-cell table:style-name="ce39" table:formula="of:=[.I11]/[.$F$3]" office:value-type="float" office:value="0.454283675600418" calcext:value-type="float">
            <text:p>0.45</text:p>
          </table:table-cell>
          <table:table-cell table:style-name="ce39" table:formula="of:=[.J11]/[.$H$3]" office:value-type="float" office:value="0.274062719550361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  <table:table-cell table:number-columns-repeated="47"/>
        </table:table-row>
        <table:table-row table:style-name="ro4">
          <table:table-cell table:style-name="ce3" office:value-type="string" calcext:value-type="string">
            <text:p>Pentium 4 </text:p>
          </table:table-cell>
          <table:table-cell table:style-name="ce16" office:value-type="float" office:value="1119" calcext:value-type="float">
            <text:p>1,119.00</text:p>
          </table:table-cell>
          <table:table-cell table:style-name="ce42" office:value-type="float" office:value="1119" calcext:value-type="float">
            <text:p>1,119.00</text:p>
          </table:table-cell>
          <table:table-cell table:number-columns-repeated="2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9" table:formula="of:=[.B12]/[.H12]" office:value-type="float" office:value="0.364970645792564" calcext:value-type="float">
            <text:p>0.36</text:p>
          </table:table-cell>
          <table:table-cell table:style-name="ce39" table:formula="of:=[.C12]/[.H12]" office:value-type="float" office:value="0.364970645792564" calcext:value-type="float">
            <text:p>0.36</text:p>
          </table:table-cell>
          <table:table-cell table:style-name="ce39" table:formula="of:=[.B12]/[.$B$3]" office:value-type="float" office:value="0.195304318686382" calcext:value-type="float">
            <text:p>0.20</text:p>
          </table:table-cell>
          <table:table-cell table:style-name="ce39" table:formula="of:=[.C12]/[.$C$3]" office:value-type="float" office:value="0.0357291101248443" calcext:value-type="float">
            <text:p>0.04</text:p>
          </table:table-cell>
          <table:table-cell table:style-name="ce39" table:formula="of:=[.I12]/[.$F$3]" office:value-type="float" office:value="0.215958962007434" calcext:value-type="float">
            <text:p>0.22</text:p>
          </table:table-cell>
          <table:table-cell table:style-name="ce39" table:formula="of:=[.J12]/[.$H$3]" office:value-type="float" office:value="0.0396276488374119" calcext:value-type="float">
            <text:p>0.04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997.2" calcext:value-type="float">
            <text:p>997.20</text:p>
          </table:table-cell>
          <table:table-cell table:style-name="ce42" office:value-type="float" office:value="2779.8" calcext:value-type="float">
            <text:p>2,779.80</text:p>
          </table:table-cell>
          <table:table-cell table:number-columns-repeated="2"/>
          <table:table-cell table:style-name="ce18" office:value-type="string" calcext:value-type="string">
            <text:p>Broadcom BCM2837B0 (armv8)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39" table:formula="of:=[.B13]/[.H13]" office:value-type="float" office:value="0.831" calcext:value-type="float">
            <text:p>0.83</text:p>
          </table:table-cell>
          <table:table-cell table:style-name="ce39" table:formula="of:=[.C13]/[.H13]" office:value-type="float" office:value="2.3165" calcext:value-type="float">
            <text:p>2.32</text:p>
          </table:table-cell>
          <table:table-cell table:style-name="ce39" table:formula="of:=[.B13]/[.$B$3]" office:value-type="float" office:value="0.174045993381645" calcext:value-type="float">
            <text:p>0.17</text:p>
          </table:table-cell>
          <table:table-cell table:style-name="ce39" table:formula="of:=[.C13]/[.$C$3]" office:value-type="float" office:value="0.088757623168045" calcext:value-type="float">
            <text:p>0.09</text:p>
          </table:table-cell>
          <table:table-cell table:style-name="ce39" table:formula="of:=[.I13]/[.$F$3]" office:value-type="float" office:value="0.491715976331361" calcext:value-type="float">
            <text:p>0.49</text:p>
          </table:table-cell>
          <table:table-cell table:style-name="ce39" table:formula="of:=[.J13]/[.$H$3]" office:value-type="float" office:value="0.251520086862106" calcext:value-type="float">
            <text:p>0.25</text:p>
          </table:table-cell>
          <table:table-cell office:value-type="string" calcext:value-type="string">
            <text:p>arm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40" office:value-type="float" office:value="980.257" calcext:value-type="float">
            <text:p>980.26</text:p>
          </table:table-cell>
          <table:table-cell table:style-name="ce41" office:value-type="float" office:value="3798" calcext:value-type="float">
            <text:p>3,798.00</text:p>
          </table:table-cell>
          <table:table-cell table:style-name="ce39" office:value-type="float" office:value="349.357" calcext:value-type="float">
            <text:p>349.36</text:p>
          </table:table-cell>
          <table:table-cell table:style-name="ce39" office:value-type="float" office:value="400.242" calcext:value-type="float">
            <text:p>400.2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39" table:formula="of:=[.B14]/[.H14]" office:value-type="float" office:value="0.850917534722222" calcext:value-type="float">
            <text:p>0.85</text:p>
          </table:table-cell>
          <table:table-cell table:style-name="ce39" table:formula="of:=[.C14]/[.H14]" office:value-type="float" office:value="3.296875" calcext:value-type="float">
            <text:p>3.30</text:p>
          </table:table-cell>
          <table:table-cell table:style-name="ce39" table:formula="of:=[.B14]/[.$B$3]" office:value-type="float" office:value="0.171088852120247" calcext:value-type="float">
            <text:p>0.17</text:p>
          </table:table-cell>
          <table:table-cell table:style-name="ce39" table:formula="of:=[.C14]/[.$C$3]" office:value-type="float" office:value="0.121268239726683" calcext:value-type="float">
            <text:p>0.12</text:p>
          </table:table-cell>
          <table:table-cell table:style-name="ce39" table:formula="of:=[.I14]/[.$F$3]" office:value-type="float" office:value="0.503501499835634" calcext:value-type="float">
            <text:p>0.50</text:p>
          </table:table-cell>
          <table:table-cell table:style-name="ce39" table:formula="of:=[.J14]/[.$H$3]" office:value-type="float" office:value="0.357966883821933" calcext:value-type="float">
            <text:p>0.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MONOCUB</text:p>
          </table:table-cell>
          <table:table-cell table:style-name="ce40" office:value-type="float" office:value="938.116" calcext:value-type="float">
            <text:p>938.12</text:p>
          </table:table-cell>
          <table:table-cell table:style-name="ce43" office:value-type="float" office:value="3696.1534" calcext:value-type="float">
            <text:p>3696.1534</text:p>
          </table:table-cell>
          <table:table-cell table:number-columns-repeated="2"/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39" table:formula="of:=[.B15]/[.H15]" office:value-type="float" office:value="1.172645" calcext:value-type="float">
            <text:p>1.17</text:p>
          </table:table-cell>
          <table:table-cell table:style-name="ce39" table:formula="of:=[.C15]/[.H15]" office:value-type="float" office:value="4.62019175" calcext:value-type="float">
            <text:p>4.62</text:p>
          </table:table-cell>
          <table:table-cell table:style-name="ce39" table:formula="of:=[.B15]/[.$B$3]" office:value-type="float" office:value="0.163733785727251" calcext:value-type="float">
            <text:p>0.16</text:p>
          </table:table-cell>
          <table:table-cell table:style-name="ce39" table:formula="of:=[.C15]/[.$C$3]" office:value-type="float" office:value="0.118016328746129" calcext:value-type="float">
            <text:p>0.12</text:p>
          </table:table-cell>
          <table:table-cell table:style-name="ce39" table:formula="of:=[.I15]/[.$F$3]" office:value-type="float" office:value="0.693872781065089" calcext:value-type="float">
            <text:p>0.69</text:p>
          </table:table-cell>
          <table:table-cell table:style-name="ce39" table:formula="of:=[.J15]/[.$H$3]" office:value-type="float" office:value="0.501649484256243" calcext:value-type="float">
            <text:p>0.50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18</text:p>
          </table:table-cell>
          <table:table-cell table:number-columns-repeated="47"/>
        </table:table-row>
        <table:table-row table:style-name="ro4">
          <table:table-cell table:style-name="ce3" office:value-type="string" calcext:value-type="string">
            <text:p>Pentium III </text:p>
          </table:table-cell>
          <table:table-cell table:style-name="ce16" office:value-type="float" office:value="816" calcext:value-type="float">
            <text:p>816.00</text:p>
          </table:table-cell>
          <table:table-cell table:style-name="ce42" office:value-type="float" office:value="816" calcext:value-type="float">
            <text:p>816.00</text:p>
          </table:table-cell>
          <table:table-cell table:number-columns-repeated="2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9" table:formula="of:=[.B16]/[.H16]" office:value-type="float" office:value="0.816" calcext:value-type="float">
            <text:p>0.82</text:p>
          </table:table-cell>
          <table:table-cell table:style-name="ce39" table:formula="of:=[.C16]/[.H16]" office:value-type="float" office:value="0.816" calcext:value-type="float">
            <text:p>0.82</text:p>
          </table:table-cell>
          <table:table-cell table:style-name="ce39" table:formula="of:=[.B16]/[.$B$3]" office:value-type="float" office:value="0.142420307460311" calcext:value-type="float">
            <text:p>0.14</text:p>
          </table:table-cell>
          <table:table-cell table:style-name="ce39" table:formula="of:=[.C16]/[.$C$3]" office:value-type="float" office:value="0.026054471726428" calcext:value-type="float">
            <text:p>0.03</text:p>
          </table:table-cell>
          <table:table-cell table:style-name="ce39" table:formula="of:=[.I16]/[.$F$3]" office:value-type="float" office:value="0.482840236686391" calcext:value-type="float">
            <text:p>0.48</text:p>
          </table:table-cell>
          <table:table-cell table:style-name="ce39" table:formula="of:=[.J16]/[.$H$3]" office:value-type="float" office:value="0.0885993485342019" calcext:value-type="float">
            <text:p>0.09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40" office:value-type="float" office:value="700.597" calcext:value-type="float">
            <text:p>700.60</text:p>
          </table:table-cell>
          <table:table-cell table:style-name="ce41" office:value-type="float" office:value="1854" calcext:value-type="float">
            <text:p>1,854.00</text:p>
          </table:table-cell>
          <table:table-cell table:style-name="ce44" office:value-type="string" calcext:value-type="string">
            <text:p>?</text:p>
          </table:table-cell>
          <table:table-cell table:style-name="ce39" office:value-type="float" office:value="359" calcext:value-type="float">
            <text:p>359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39" table:formula="of:=[.B17]/[.H17]" office:value-type="float" office:value="0.521277529761905" calcext:value-type="float">
            <text:p>0.52</text:p>
          </table:table-cell>
          <table:table-cell table:style-name="ce39" table:formula="of:=[.C17]/[.H17]" office:value-type="float" office:value="1.37946428571429" calcext:value-type="float">
            <text:p>1.38</text:p>
          </table:table-cell>
          <table:table-cell table:style-name="ce39" table:formula="of:=[.B17]/[.$B$3]" office:value-type="float" office:value="0.122278480570798" calcext:value-type="float">
            <text:p>0.12</text:p>
          </table:table-cell>
          <table:table-cell table:style-name="ce39" table:formula="of:=[.C17]/[.$C$3]" office:value-type="float" office:value="0.0591972923784284" calcext:value-type="float">
            <text:p>0.06</text:p>
          </table:table-cell>
          <table:table-cell table:style-name="ce39" table:formula="of:=[.I17]/[.$F$3]" office:value-type="float" office:value="0.308448242462666" calcext:value-type="float">
            <text:p>0.31</text:p>
          </table:table-cell>
          <table:table-cell table:style-name="ce39" table:formula="of:=[.J17]/[.$H$3]" office:value-type="float" office:value="0.149778966961377" calcext:value-type="float">
            <text:p>0.1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MBE1C-PC</text:p>
          </table:table-cell>
          <table:table-cell table:number-columns-repeated="2" table:style-name="ce40" office:value-type="float" office:value="556.719" calcext:value-type="float">
            <text:p>556.72</text:p>
          </table:table-cell>
          <table:table-cell table:number-columns-repeated="2"/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39" table:formula="of:=[.B18]/[.H18]" office:value-type="float" office:value="0.565196954314721" calcext:value-type="float">
            <text:p>0.57</text:p>
          </table:table-cell>
          <table:table-cell table:style-name="ce39" table:formula="of:=[.C18]/[.H18]" office:value-type="float" office:value="0.565196954314721" calcext:value-type="float">
            <text:p>0.57</text:p>
          </table:table-cell>
          <table:table-cell table:style-name="ce39" table:formula="of:=[.B18]/[.$B$3]" office:value-type="float" office:value="0.0971667783688686" calcext:value-type="float">
            <text:p>0.10</text:p>
          </table:table-cell>
          <table:table-cell table:style-name="ce39" table:formula="of:=[.C18]/[.$C$3]" office:value-type="float" office:value="0.0177757591238545" calcext:value-type="float">
            <text:p>0.02</text:p>
          </table:table-cell>
          <table:table-cell table:style-name="ce39" table:formula="of:=[.I18]/[.$F$3]" office:value-type="float" office:value="0.334436067641847" calcext:value-type="float">
            <text:p>0.33</text:p>
          </table:table-cell>
          <table:table-cell table:style-name="ce39" table:formula="of:=[.J18]/[.$H$3]" office:value-type="float" office:value="0.0613677474825973" calcext:value-type="float">
            <text:p>0.06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21</text:p>
          </table:table-cell>
          <table:table-cell table:number-columns-repeated="47"/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270.5" calcext:value-type="float">
            <text:p>270.50</text:p>
          </table:table-cell>
          <table:table-cell table:style-name="ce42" office:value-type="float" office:value="270.5" calcext:value-type="float">
            <text:p>270.50</text:p>
          </table:table-cell>
          <table:table-cell table:number-columns-repeated="2"/>
          <table:table-cell office:value-type="string" calcext:value-type="string">
            <text:p>Broadcom BCM2835 (armv6)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39" table:formula="of:=[.B19]/[.H19]" office:value-type="float" office:value="0.386428571428571" calcext:value-type="float">
            <text:p>0.39</text:p>
          </table:table-cell>
          <table:table-cell table:style-name="ce39" table:formula="of:=[.C19]/[.H19]" office:value-type="float" office:value="0.386428571428571" calcext:value-type="float">
            <text:p>0.39</text:p>
          </table:table-cell>
          <table:table-cell table:style-name="ce39" table:formula="of:=[.B19]/[.$B$3]" office:value-type="float" office:value="0.047211633784331" calcext:value-type="float">
            <text:p>0.05</text:p>
          </table:table-cell>
          <table:table-cell table:style-name="ce39" table:formula="of:=[.C19]/[.$C$3]" office:value-type="float" office:value="0.00863692965931224" calcext:value-type="float">
            <text:p>0.01</text:p>
          </table:table-cell>
          <table:table-cell table:style-name="ce39" table:formula="of:=[.I19]/[.$F$3]" office:value-type="float" office:value="0.22865595942519" calcext:value-type="float">
            <text:p>0.23</text:p>
          </table:table-cell>
          <table:table-cell table:style-name="ce39" table:formula="of:=[.J19]/[.$H$3]" office:value-type="float" office:value="0.0419574996122227" calcext:value-type="float">
            <text:p>0.04</text:p>
          </table:table-cell>
          <table:table-cell office:value-type="string" calcext:value-type="string">
            <text:p>arm</text:p>
          </table:table-cell>
          <table:table-cell table:style-name="ce3" office:value-type="string" calcext:value-type="string">
            <text:p><text:span text:style-name="T1">Linux version </text:span>3.6.11</text:p>
          </table:table-cell>
          <table:table-cell table:number-columns-repeated="48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Whetstone_1" table:style-name="ta1">
        <office:forms form:automatic-focus="false" form:apply-design-mode="false"/>
        <table:shapes>
          <draw:frame draw:z-index="0" draw:style-name="gr1" draw:text-style-name="P1" svg:width="8.3594in" svg:height="4.702in" svg:x="0in" svg:y="3.3886in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8.3594in" svg:height="4.702in" svg:x="8.8276in" svg:y="3.3594in">
            <draw:object draw:notify-on-update-of-ranges="'Pivot Table_Whetstone_1'.B11:'Pivot Table_Whetstone_1'.B13 'Pivot Table_Whetstone_1'.F1:'Pivot Table_Whetstone_1'.F1 'Pivot Table_Whetstone_1'.F11:'Pivot Table_Whetstone_1'.F13 'Pivot Table_Whetstone_1'.G1:'Pivot Table_Whetstone_1'.G1 'Pivot Table_Whetstone_1'.G11:'Pivot Table_Whetstone_1'.G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3594in" svg:height="4.702in" svg:x="0in" svg:y="8.0122in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8.3594in" svg:height="4.702in" svg:x="8.9236in" svg:y="7.9815in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48"/>
        <table:table-column table:style-name="co1" table:number-columns-repeated="4" table:default-cell-style-name="ce52"/>
        <table:table-column table:style-name="co1" table:number-columns-repeated="3" table:default-cell-style-name="ce54"/>
        <table:table-column table:style-name="co25" table:default-cell-style-name="ce54"/>
        <table:table-column table:style-name="co1" table:number-columns-repeated="4" table:default-cell-style-name="ce54"/>
        <table:table-column table:style-name="co1" table:default-cell-style-name="ce58"/>
        <table:table-column table:style-name="co1" table:number-columns-repeated="1010" table:default-cell-style-name="Default"/>
        <table:table-row table:style-name="ro6">
          <table:table-cell table:style-name="ce69" office:value-type="string" calcext:value-type="string">
            <text:p>Architecture</text:p>
          </table:table-cell>
          <table:table-cell table:style-name="ce70" office:value-type="string" calcext:value-type="string">
            <text:p>Platform</text:p>
          </table:table-cell>
          <table:table-cell table:style-name="ce70" office:value-type="string" calcext:value-type="string">
            <text:p>CPU</text:p>
          </table:table-cell>
          <table:table-cell table:style-name="ce70" office:value-type="string" calcext:value-type="string">
            <text:p>Frequency (MHz)</text:p>
          </table:table-cell>
          <table:table-cell table:style-name="ce70" office:value-type="string" calcext:value-type="string">
            <text:p>Cores</text:p>
          </table:table-cell>
          <table:table-cell table:style-name="ce70" office:value-type="string" calcext:value-type="string">
            <text:p>MWIPS</text:p>
          </table:table-cell>
          <table:table-cell table:style-name="ce70" office:value-type="string" calcext:value-type="string">
            <text:p>MWIPS (multicore)</text:p>
          </table:table-cell>
          <table:table-cell table:style-name="ce70" office:value-type="string" calcext:value-type="string">
            <text:p>MWIPS (C# mono)</text:p>
          </table:table-cell>
          <table:table-cell table:style-name="ce70" office:value-type="string" calcext:value-type="string">
            <text:p>MWIPS (C# netcore)</text:p>
          </table:table-cell>
          <table:table-cell table:style-name="ce70" office:value-type="string" calcext:value-type="string">
            <text:p>Relative (single-core)</text:p>
          </table:table-cell>
          <table:table-cell table:style-name="ce70" office:value-type="string" calcext:value-type="string">
            <text:p>Relative (multicore)</text:p>
          </table:table-cell>
          <table:table-cell table:style-name="ce70" office:value-type="string" calcext:value-type="string">
            <text:p>Relative (multicore) (MHz)</text:p>
          </table:table-cell>
          <table:table-cell table:style-name="ce70" office:value-type="string" calcext:value-type="string">
            <text:p>Relative (MHz)</text:p>
          </table:table-cell>
          <table:table-cell table:style-name="ce71" office:value-type="string" calcext:value-type="string">
            <text:p>(empty)</text:p>
          </table:table-cell>
          <table:table-cell table:style-name="ce72" table:number-columns-repeated="1010"/>
        </table:table-row>
        <table:table-row table:style-name="ro1">
          <table:table-cell table:style-name="ce47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,718.16</text:p>
          </table:table-cell>
          <table:table-cell office:value-type="float" office:value="12113" calcext:value-type="float">
            <text:p>12,113.00</text:p>
          </table:table-cell>
          <table:table-cell office:value-type="float" office:value="1607.52" calcext:value-type="float">
            <text:p>1,607.52</text:p>
          </table:table-cell>
          <table:table-cell office:value-type="float" office:value="1823.615" calcext:value-type="float">
            <text:p>1,823.62</text:p>
          </table:table-cell>
          <table:table-cell office:value-type="float" office:value="0.648948079420266" calcext:value-type="float">
            <text:p>0.65</text:p>
          </table:table-cell>
          <table:table-cell office:value-type="float" office:value="0.386762029438999" calcext:value-type="float">
            <text:p>0.39</text:p>
          </table:table-cell>
          <table:table-cell office:value-type="float" office:value="0.505846487931178" calcext:value-type="float">
            <text:p>0.51</text:p>
          </table:table-cell>
          <table:table-cell office:value-type="float" office:value="0.846190487027765" calcext:value-type="float">
            <text:p>0.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5195" calcext:value-type="float">
            <text:p>5,195.00</text:p>
          </table:table-cell>
          <table:table-cell office:value-type="float" office:value="1565.27" calcext:value-type="float">
            <text:p>1,565.27</text:p>
          </table:table-cell>
          <table:table-cell office:value-type="float" office:value="1992.405" calcext:value-type="float">
            <text:p>1,992.41</text:p>
          </table:table-cell>
          <table:table-cell office:value-type="float" office:value="0.507953196777391" calcext:value-type="float">
            <text:p>0.51</text:p>
          </table:table-cell>
          <table:table-cell office:value-type="float" office:value="0.165873750758326" calcext:value-type="float">
            <text:p>0.17</text:p>
          </table:table-cell>
          <table:table-cell office:value-type="float" office:value="0.222948934179638" calcext:value-type="float">
            <text:p>0.22</text:p>
          </table:table-cell>
          <table:table-cell office:value-type="float" office:value="0.68066702528241" calcext:value-type="float">
            <text:p>0.68</text:p>
          </table:table-cell>
          <table:table-cell table:number-columns-repeated="1011"/>
        </table:table-row>
        <table:table-row table:style-name="ro1">
          <table:table-cell table:style-name="ce49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office:value-type="float" office:value="2751.545" calcext:value-type="float">
            <text:p>2,751.55</text:p>
          </table:table-cell>
          <table:table-cell office:value-type="float" office:value="3262.258" calcext:value-type="float">
            <text:p>3,262.26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00015967298972" calcext:value-type="float">
            <text:p>1.00</text:p>
          </table:table-cell>
          <table:table-cell office:value-type="float" office:value="0.9971319178559" calcext:value-type="float">
            <text:p>1.00</text:p>
          </table:table-cell>
          <table:table-cell table:number-columns-repeated="1011"/>
        </table:table-row>
        <table:table-row table:style-name="ro1">
          <table:table-cell table:style-name="ce47" office:value-type="string" calcext:value-type="string">
            <text:p>arm</text:p>
          </table:table-cell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,136.98</text:p>
          </table:table-cell>
          <table:table-cell office:value-type="float" office:value="9931" calcext:value-type="float">
            <text:p>9,931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372976793867549" calcext:value-type="float">
            <text:p>0.37</text:p>
          </table:table-cell>
          <table:table-cell office:value-type="float" office:value="0.317091861170535" calcext:value-type="float">
            <text:p>0.32</text:p>
          </table:table-cell>
          <table:table-cell office:value-type="float" office:value="0.599046929665822" calcext:value-type="float">
            <text:p>0.60</text:p>
          </table:table-cell>
          <table:table-cell office:value-type="float" office:value="0.702491124260355" calcext:value-type="float">
            <text:p>0.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.26</text:p>
          </table:table-cell>
          <table:table-cell office:value-type="float" office:value="3798" calcext:value-type="float">
            <text:p>3,798.00</text:p>
          </table:table-cell>
          <table:table-cell office:value-type="float" office:value="349.357" calcext:value-type="float">
            <text:p>349.36</text:p>
          </table:table-cell>
          <table:table-cell office:value-type="float" office:value="400.242" calcext:value-type="float">
            <text:p>400.24</text:p>
          </table:table-cell>
          <table:table-cell office:value-type="float" office:value="0.171088852120247" calcext:value-type="float">
            <text:p>0.17</text:p>
          </table:table-cell>
          <table:table-cell office:value-type="float" office:value="0.121268239726683" calcext:value-type="float">
            <text:p>0.12</text:p>
          </table:table-cell>
          <table:table-cell office:value-type="float" office:value="0.357966883821933" calcext:value-type="float">
            <text:p>0.36</text:p>
          </table:table-cell>
          <table:table-cell office:value-type="float" office:value="0.503501499835634" calcext:value-type="float">
            <text:p>0.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.60</text:p>
          </table:table-cell>
          <table:table-cell office:value-type="float" office:value="1854" calcext:value-type="float">
            <text:p>1,854.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.00</text:p>
          </table:table-cell>
          <table:table-cell office:value-type="float" office:value="0.122278480570798" calcext:value-type="float">
            <text:p>0.12</text:p>
          </table:table-cell>
          <table:table-cell office:value-type="float" office:value="0.0591972923784284" calcext:value-type="float">
            <text:p>0.06</text:p>
          </table:table-cell>
          <table:table-cell office:value-type="float" office:value="0.149778966961377" calcext:value-type="float">
            <text:p>0.15</text:p>
          </table:table-cell>
          <table:table-cell office:value-type="float" office:value="0.308448242462666" calcext:value-type="float">
            <text:p>0.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.5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047211633784331" calcext:value-type="float">
            <text:p>0.05</text:p>
          </table:table-cell>
          <table:table-cell office:value-type="float" office:value="0.00863692965931224" calcext:value-type="float">
            <text:p>0.01</text:p>
          </table:table-cell>
          <table:table-cell office:value-type="float" office:value="0.0419574996122227" calcext:value-type="float">
            <text:p>0.04</text:p>
          </table:table-cell>
          <table:table-cell office:value-type="float" office:value="0.22865595942519" calcext:value-type="float">
            <text:p>0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.20</text:p>
          </table:table-cell>
          <table:table-cell office:value-type="float" office:value="2779.8" calcext:value-type="float">
            <text:p>2,779.8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74045993381645" calcext:value-type="float">
            <text:p>0.17</text:p>
          </table:table-cell>
          <table:table-cell office:value-type="float" office:value="0.088757623168045" calcext:value-type="float">
            <text:p>0.09</text:p>
          </table:table-cell>
          <table:table-cell office:value-type="float" office:value="0.251520086862106" calcext:value-type="float">
            <text:p>0.25</text:p>
          </table:table-cell>
          <table:table-cell office:value-type="float" office:value="0.491715976331361" calcext:value-type="float">
            <text:p>0.49</text:p>
          </table:table-cell>
          <table:table-cell table:number-columns-repeated="1011"/>
        </table:table-row>
        <table:table-row table:style-name="ro1">
          <table:table-cell table:style-name="ce49"/>
          <table:table-cell office:value-type="string" calcext:value-type="string">
            <text:p>Samsung Exynos 441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,305.16</text:p>
          </table:table-cell>
          <table:table-cell office:value-type="float" office:value="4291" calcext:value-type="float">
            <text:p>4,291.00</text:p>
          </table:table-cell>
          <table:table-cell office:value-type="float" office:value="256.837" calcext:value-type="float">
            <text:p>256.84</text:p>
          </table:table-cell>
          <table:table-cell office:value-type="float" office:value="650.114" calcext:value-type="float">
            <text:p>650.11</text:p>
          </table:table-cell>
          <table:table-cell office:value-type="float" office:value="0.227795173068599" calcext:value-type="float">
            <text:p>0.23</text:p>
          </table:table-cell>
          <table:table-cell office:value-type="float" office:value="0.1370094830614" calcext:value-type="float">
            <text:p>0.14</text:p>
          </table:table-cell>
          <table:table-cell office:value-type="float" office:value="0.274062719550361" calcext:value-type="float">
            <text:p>0.27</text:p>
          </table:table-cell>
          <table:table-cell office:value-type="float" office:value="0.454283675600418" calcext:value-type="float">
            <text:p>0.45</text:p>
          </table:table-cell>
          <table:table-cell table:number-columns-repeated="1011"/>
        </table:table-row>
        <table:table-row table:style-name="ro1">
          <table:table-cell table:style-name="ce47" office:value-type="string" calcext:value-type="string">
            <text:p>e2k</text:p>
          </table:table-cell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,517.62</text:p>
          </table:table-cell>
          <table:table-cell office:value-type="float" office:value="12060" calcext:value-type="float">
            <text:p>12,060.00</text:p>
          </table:table-cell>
          <table:table-cell office:value-type="float" office:value="522.988" calcext:value-type="float">
            <text:p>522.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.26</text:p>
          </table:table-cell>
          <table:table-cell office:value-type="float" office:value="0.385069765956767" calcext:value-type="float">
            <text:p>0.39</text:p>
          </table:table-cell>
          <table:table-cell office:value-type="float" office:value="1.00726634928589" calcext:value-type="float">
            <text:p>1.01</text:p>
          </table:table-cell>
          <table:table-cell office:value-type="float" office:value="0.690766954938553" calcext:value-type="float">
            <text:p>0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6.719" calcext:value-type="float">
            <text:p>556.72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0971667783688686" calcext:value-type="float">
            <text:p>0.10</text:p>
          </table:table-cell>
          <table:table-cell office:value-type="float" office:value="0.0177757591238545" calcext:value-type="float">
            <text:p>0.02</text:p>
          </table:table-cell>
          <table:table-cell office:value-type="float" office:value="0.0613677474825973" calcext:value-type="float">
            <text:p>0.06</text:p>
          </table:table-cell>
          <table:table-cell office:value-type="float" office:value="0.334436067641847" calcext:value-type="float">
            <text:p>0.33</text:p>
          </table:table-cell>
          <table:table-cell table:number-columns-repeated="1011"/>
        </table:table-row>
        <table:table-row table:style-name="ro1">
          <table:table-cell table:style-name="ce49"/>
          <table:table-cell office:value-type="string" calcext:value-type="string">
            <text:p>MONOCUB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.12</text:p>
          </table:table-cell>
          <table:table-cell office:value-type="float" office:value="3696.1534" calcext:value-type="float">
            <text:p>3,696.15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63733785727251" calcext:value-type="float">
            <text:p>0.16</text:p>
          </table:table-cell>
          <table:table-cell office:value-type="float" office:value="0.118016328746129" calcext:value-type="float">
            <text:p>0.12</text:p>
          </table:table-cell>
          <table:table-cell office:value-type="float" office:value="0.501649484256243" calcext:value-type="float">
            <text:p>0.50</text:p>
          </table:table-cell>
          <table:table-cell office:value-type="float" office:value="0.693872781065089" calcext:value-type="float">
            <text:p>0.69</text:p>
          </table:table-cell>
          <table:table-cell table:number-columns-repeated="1011"/>
        </table:table-row>
        <table:table-row table:style-name="ro1">
          <table:table-cell table:style-name="ce47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,119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95304318686382" calcext:value-type="float">
            <text:p>0.20</text:p>
          </table:table-cell>
          <table:table-cell office:value-type="float" office:value="0.0357291101248443" calcext:value-type="float">
            <text:p>0.04</text:p>
          </table:table-cell>
          <table:table-cell office:value-type="float" office:value="0.0396276488374119" calcext:value-type="float">
            <text:p>0.04</text:p>
          </table:table-cell>
          <table:table-cell office:value-type="float" office:value="0.215958962007434" calcext:value-type="float">
            <text:p>0.22</text:p>
          </table:table-cell>
          <table:table-cell table:number-columns-repeated="1011"/>
        </table:table-row>
        <table:table-row table:style-name="ro1">
          <table:table-cell table:style-name="ce49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42420307460311" calcext:value-type="float">
            <text:p>0.14</text:p>
          </table:table-cell>
          <table:table-cell office:value-type="float" office:value="0.026054471726428" calcext:value-type="float">
            <text:p>0.03</text:p>
          </table:table-cell>
          <table:table-cell office:value-type="float" office:value="0.0885993485342019" calcext:value-type="float">
            <text:p>0.09</text:p>
          </table:table-cell>
          <table:table-cell office:value-type="float" office:value="0.482840236686391" calcext:value-type="float">
            <text:p>0.48</text:p>
          </table:table-cell>
          <table:table-cell table:number-columns-repeated="1011"/>
        </table:table-row>
        <table:table-row table:style-name="ro1">
          <table:table-cell table:style-name="ce50" office:value-type="string" calcext:value-type="string">
            <text:p>Total Result</text:p>
          </table:table-cell>
          <table:table-cell table:style-name="ce53" table:number-columns-repeated="4"/>
          <table:table-cell table:style-name="ce55" table:number-columns-repeated="7"/>
          <table:table-cell table:style-name="ce56"/>
          <table:table-cell table:style-name="ce59"/>
          <table:table-cell table:number-columns-repeated="1010"/>
        </table:table-row>
      </table:table>
      <table:table table:name="Memspeed" table:style-name="ta1">
        <table:table-column table:style-name="co1" table:default-cell-style-name="Default"/>
        <table:table-row table:style-name="ro1">
          <table:table-cell/>
        </table:table-row>
      </table:table>
      <table:table table:name="Linp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LLoop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hrystone.A5:Dhrystone.K20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19" table:display-filter-buttons="tru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Dhrystone_1'.A1:'Pivot Table_Dhrystone_1'.I19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false" table:show-details="true"/>
                <table:data-pilot-member table:name="arm" table:display="false" table:show-details="true"/>
                <table:data-pilot-member table:name="e2k" table:display="true" table:show-details="true"/>
                <table:data-pilot-member table:name="i386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8C (E8C-SWTX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8C-SWTX" table:display="true" table:show-details="true"/>
                <table:data-pilot-member table:name="MBE1C-PC" table:display="true" table:show-details="true"/>
                <table:data-pilot-member table:name="MONOCUB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Samsung Exynos 44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4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3,212.00" table:display="true" table:show-details="true"/>
                <table:data-pilot-member table:name="11,455.81" table:display="true" table:show-details="true"/>
                <table:data-pilot-member table:name="8,230.00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202.71" table:display="true" table:show-details="true"/>
                <table:data-pilot-member table:name="2,949.12" table:display="true" table:show-details="true"/>
                <table:data-pilot-member table:name="2,592.88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1,562.66" table:display="true" table:show-details="true"/>
                <table:data-pilot-member table:name="962.87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5" table:display="true" table:show-details="true"/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5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68" table:display="true" table:show-details="true"/>
                <table:data-pilot-member table:name="0.70" table:display="true" table:show-details="true"/>
                <table:data-pilot-member table:name="0.8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N16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 'Pivot Table_Whetstone_1'.K1 'Pivot Table_Whetstone_1'.L1 'Pivot Table_Whetstone_1'.M1" table:show-filter-button="false" table:drill-down-on-double-click="false">
          <table:source-cell-range table:cell-range-address="Whetstone.A5:Whetstone.Q19"/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false" table:show-details="true"/>
                <table:data-pilot-member table:name="arm" table:display="false" table:show-details="true"/>
                <table:data-pilot-member table:name="e2k" table:display="true" table:show-details="true"/>
                <table:data-pilot-member table:name="i386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8C-SWTX" table:display="true" table:show-details="true"/>
                <table:data-pilot-member table:name="MBE1C-PC" table:display="true" table:show-details="true"/>
                <table:data-pilot-member table:name="MONOCUB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Samsung Exynos 44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8C (E8C-SWTX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556.72" table:display="true" table:show-details="true"/>
                <table:data-pilot-member table:name="700.60" table:display="true" table:show-details="true"/>
                <table:data-pilot-member table:name="816.00" table:display="true" table:show-details="true"/>
                <table:data-pilot-member table:name="938.12" table:display="true" table:show-details="true"/>
                <table:data-pilot-member table:name="980.26" table:display="true" table:show-details="true"/>
                <table:data-pilot-member table:name="997.20" table:display="true" table:show-details="true"/>
                <table:data-pilot-member table:name="1,119.00" table:display="true" table:show-details="true"/>
                <table:data-pilot-member table:name="1,305.16" table:display="true" table:show-details="true"/>
                <table:data-pilot-member table:name="1,517.62" table:display="true" table:show-details="true"/>
                <table:data-pilot-member table:name="2,136.98" table:display="true" table:show-details="true"/>
                <table:data-pilot-member table:name="2,910.33" table:display="true" table:show-details="true"/>
                <table:data-pilot-member table:name="3,718.16" table:display="true" table:show-details="true"/>
                <table:data-pilot-member table:name="5,729.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556.72" table:display="true" table:show-details="true"/>
                <table:data-pilot-member table:name="816.00" table:display="true" table:show-details="true"/>
                <table:data-pilot-member table:name="1,119.00" table:display="true" table:show-details="true"/>
                <table:data-pilot-member table:name="1,854.00" table:display="true" table:show-details="true"/>
                <table:data-pilot-member table:name="2,779.80" table:display="true" table:show-details="true"/>
                <table:data-pilot-member table:name="3,696.15" table:display="true" table:show-details="true"/>
                <table:data-pilot-member table:name="3,798.00" table:display="true" table:show-details="true"/>
                <table:data-pilot-member table:name="4,291.00" table:display="true" table:show-details="true"/>
                <table:data-pilot-member table:name="5,195.00" table:display="true" table:show-details="true"/>
                <table:data-pilot-member table:name="9,931.00" table:display="true" table:show-details="true"/>
                <table:data-pilot-member table:name="12,060.00" table:display="true" table:show-details="true"/>
                <table:data-pilot-member table:name="12,113.00" table:display="true" table:show-details="true"/>
                <table:data-pilot-member table:name="31,319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256.84" table:display="true" table:show-details="true"/>
                <table:data-pilot-member table:name="349.36" table:display="true" table:show-details="true"/>
                <table:data-pilot-member table:name="522.99" table:display="true" table:show-details="true"/>
                <table:data-pilot-member table:name="1,565.27" table:display="true" table:show-details="true"/>
                <table:data-pilot-member table:name="1,607.52" table:display="true" table:show-details="true"/>
                <table:data-pilot-member table:name="2,751.55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359.00" table:display="true" table:show-details="true"/>
                <table:data-pilot-member table:name="400.24" table:display="true" table:show-details="true"/>
                <table:data-pilot-member table:name="650.11" table:display="true" table:show-details="true"/>
                <table:data-pilot-member table:name="1,823.62" table:display="true" table:show-details="true"/>
                <table:data-pilot-member table:name="1,992.41" table:display="true" table:show-details="true"/>
                <table:data-pilot-member table:name="3,262.26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0.05" table:display="true" table:show-details="true"/>
                <table:data-pilot-member table:name="0.10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0" table:display="true" table:show-details="true"/>
                <table:data-pilot-member table:name="0.23" table:display="true" table:show-details="true"/>
                <table:data-pilot-member table:name="0.26" table:display="true" table:show-details="true"/>
                <table:data-pilot-member table:name="0.37" table:display="true" table:show-details="true"/>
                <table:data-pilot-member table:name="0.51" table:display="true" table:show-details="true"/>
                <table:data-pilot-member table:name="0.65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6" table:display="true" table:show-details="true"/>
                <table:data-pilot-member table:name="0.09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6" table:display="true" table:show-details="true"/>
                <table:data-pilot-member table:name="0.50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1" table:display="true" table:show-details="true"/>
                <table:data-pilot-member table:name="0.33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2:01:45.896468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1-29T12:26:52.143016019</dc:date>
    <meta:editing-duration>P2DT15H50M46S</meta:editing-duration>
    <meta:editing-cycles>58</meta:editing-cycles>
    <meta:generator>LibreOffice/6.3.4.2$Linux_X86_64 LibreOffice_project/30$Build-2</meta:generator>
    <meta:document-statistic meta:table-count="8" meta:cell-count="723" meta:object-count="1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0 Dhrystone.G5:Dhrystone.H20" chart:data-source-has-labels="both" svg:x="0.439cm" svg:y="1.463cm" svg:width="17.937cm" svg:height="11.983cm">
          <chartooo:coordinate-region svg:x="1.41cm" svg:y="1.463cm" svg:width="16.053cm" svg:height="8.727cm"/>
          <chart:axis chart:dimension="x" chart:name="primary-x" chart:style-name="ch5" chartooo:axis-type="auto">
            <chartooo:date-scale/>
            <chart:categories table:cell-range-address="Dhrystone.A6:Dhrystone.A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0" chart:label-cell-address="Dhrystone.G5:Dhrystone.G5" chart:class="chart:bar">
            <chart:data-point chart:repeated="15"/>
          </chart:series>
          <chart:series chart:attached-axis="primary-y" chart:style-name="ch10" chart:values-cell-range-address="Dhrystone.H6:Dhrystone.H20" chart:label-cell-address="Dhrystone.H5:Dhrystone.H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0</svg:desc>
                </draw:g>
              </table:table-cell>
              <table:table-cell office:value-type="float" office:value="1">
                <text:p>1</text:p>
                <draw:g>
                  <svg:desc>Dhrystone.G6:Dhrystone.G20</svg:desc>
                </draw:g>
              </table:table-cell>
              <table:table-cell office:value-type="float" office:value="1">
                <text:p>1</text:p>
                <draw:g>
                  <svg:desc>Dhrystone.H6:Dhrystone.H20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17447276505789">
                <text:p>0.117447276505789</text:p>
              </table:table-cell>
              <table:table-cell office:value-type="float" office:value="0.307169800092062">
                <text:p>0.30716980009206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0.0707823582674615">
                <text:p>0.0707823582674615</text:p>
              </table:table-cell>
              <table:table-cell office:value-type="float" office:value="0.300825022636711">
                <text:p>0.30082502263671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36142278582613">
                <text:p>0.0436142278582613</text:p>
              </table:table-cell>
              <table:table-cell office:value-type="float" office:value="0.150546573317856">
                <text:p>0.15054657331785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6.484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5.636cm" svg:height="10.315cm">
          <chartooo:coordinate-region svg:x="1.557cm" svg:y="1.391cm" svg:width="14.503cm" svg:height="7.059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0.386762029438999">
                <text:p>0.386762029438999</text:p>
                <draw:g>
                  <svg:desc>'Pivot Table_Whetstone_1'.K2:'Pivot Table_Whetstone_1'.K15</svg:desc>
                </draw:g>
              </table:table-cell>
              <table:table-cell office:value-type="float" office:value="0.505846487931178">
                <text:p>0.505846487931178</text:p>
                <draw:g>
                  <svg:desc>'Pivot Table_Whetstone_1'.L2:'Pivot Table_Whetstone_1'.L15</svg:desc>
                </draw:g>
              </table:table-cell>
              <table:table-cell office:value-type="float" office:value="0.846190487027765">
                <text:p>0.846190487027765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222948934179638">
                <text:p>0.222948934179638</text:p>
              </table:table-cell>
              <table:table-cell office:value-type="float" office:value="0.68066702528241">
                <text:p>0.6806670252824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15967298972">
                <text:p>1.00015967298972</text:p>
              </table:table-cell>
              <table:table-cell office:value-type="float" office:value="0.9971319178559">
                <text:p>0.997131917855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599046929665822">
                <text:p>0.599046929665822</text:p>
              </table:table-cell>
              <table:table-cell office:value-type="float" office:value="0.702491124260355">
                <text:p>0.70249112426035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357966883821933">
                <text:p>0.357966883821933</text:p>
              </table:table-cell>
              <table:table-cell office:value-type="float" office:value="0.503501499835634">
                <text:p>0.50350149983563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149778966961377">
                <text:p>0.149778966961377</text:p>
              </table:table-cell>
              <table:table-cell office:value-type="float" office:value="0.308448242462666">
                <text:p>0.30844824246266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0419574996122227">
                <text:p>0.0419574996122227</text:p>
              </table:table-cell>
              <table:table-cell office:value-type="float" office:value="0.22865595942519">
                <text:p>0.228655959425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251520086862106">
                <text:p>0.251520086862106</text:p>
              </table:table-cell>
              <table:table-cell office:value-type="float" office:value="0.491715976331361">
                <text:p>0.491715976331361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274062719550361">
                <text:p>0.274062719550361</text:p>
              </table:table-cell>
              <table:table-cell office:value-type="float" office:value="0.454283675600418">
                <text:p>0.45428367560041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385069765956767">
                <text:p>0.385069765956767</text:p>
              </table:table-cell>
              <table:table-cell office:value-type="float" office:value="1.00726634928589">
                <text:p>1.00726634928589</text:p>
              </table:table-cell>
              <table:table-cell office:value-type="float" office:value="0.690766954938553">
                <text:p>0.69076695493855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971667783688686">
                <text:p>0.0971667783688686</text:p>
              </table:table-cell>
              <table:table-cell office:value-type="float" office:value="0.0177757591238545">
                <text:p>0.0177757591238545</text:p>
              </table:table-cell>
              <table:table-cell office:value-type="float" office:value="0.0613677474825973">
                <text:p>0.0613677474825973</text:p>
              </table:table-cell>
              <table:table-cell office:value-type="float" office:value="0.334436067641847">
                <text:p>0.334436067641847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118016328746129">
                <text:p>0.118016328746129</text:p>
              </table:table-cell>
              <table:table-cell office:value-type="float" office:value="0.501649484256243">
                <text:p>0.501649484256243</text:p>
              </table:table-cell>
              <table:table-cell office:value-type="float" office:value="0.693872781065089">
                <text:p>0.69387278106508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0396276488374119">
                <text:p>0.0396276488374119</text:p>
              </table:table-cell>
              <table:table-cell office:value-type="float" office:value="0.215958962007434">
                <text:p>0.215958962007434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0885993485342019">
                <text:p>0.0885993485342019</text:p>
              </table:table-cell>
              <table:table-cell office:value-type="float" office:value="0.482840236686391">
                <text:p>0.4828402366863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6.484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5.636cm" svg:height="10.315cm">
          <chartooo:coordinate-region svg:x="1.522cm" svg:y="1.591cm" svg:width="14.538cm" svg:height="9.916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Pivot Table_Whetstone_1'.B11:'Pivot Table_Whetstone_1'.B13</svg:desc>
                </draw:g>
              </table:table-cell>
              <table:table-cell office:value-type="float" office:value="NaN">
                <text:p>NaN</text:p>
                <draw:g>
                  <svg:desc>'Pivot Table_Whetstone_1'.J11:'Pivot Table_Whetstone_1'.J13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3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3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19.831cm" svg:y="5.867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91cm" svg:y="1.467cm" svg:width="18.849cm" svg:height="12.084cm">
          <chartooo:coordinate-region svg:x="1.403cm" svg:y="1.667cm" svg:width="17.937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Relative (multicore)</text:p>
                <draw:g>
                  <svg:desc>'Pivot Table_Whetstone_1'.K1:'Pivot Table_Whetstone_1'.K1</svg:desc>
                </draw:g>
              </table:table-cell>
              <table:table-cell office:value-type="string">
                <text:p>Relative (multicore) (MHz)</text:p>
                <draw:g>
                  <svg:desc>'Pivot Table_Whetstone_1'.L1:'Pivot Table_Whetstone_1'.L1</svg:desc>
                </draw:g>
              </table:table-cell>
              <table:table-cell office:value-type="string">
                <text:p>Relative (MHz)</text:p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8C-SWTX</text:p>
                <draw:g>
                  <svg:desc>'Pivot Table_Whetstone_1'.B11:'Pivot Table_Whetstone_1'.B13</svg:desc>
                </draw:g>
              </table:table-cell>
              <table:table-cell office:value-type="float" office:value="0.264876464346053">
                <text:p>0.264876464346053</text:p>
                <draw:g>
                  <svg:desc>'Pivot Table_Whetstone_1'.J11:'Pivot Table_Whetstone_1'.J13</svg:desc>
                </draw:g>
              </table:table-cell>
              <table:table-cell office:value-type="float" office:value="0.385069765956767">
                <text:p>0.385069765956767</text:p>
                <draw:g>
                  <svg:desc>'Pivot Table_Whetstone_1'.K11:'Pivot Table_Whetstone_1'.K13</svg:desc>
                </draw:g>
              </table:table-cell>
              <table:table-cell office:value-type="float" office:value="1.00726634928589">
                <text:p>1.00726634928589</text:p>
                <draw:g>
                  <svg:desc>'Pivot Table_Whetstone_1'.L11:'Pivot Table_Whetstone_1'.L13</svg:desc>
                </draw:g>
              </table:table-cell>
              <table:table-cell office:value-type="float" office:value="0.690766954938553">
                <text:p>0.690766954938553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971667783688686">
                <text:p>0.0971667783688686</text:p>
              </table:table-cell>
              <table:table-cell office:value-type="float" office:value="0.0177757591238545">
                <text:p>0.0177757591238545</text:p>
              </table:table-cell>
              <table:table-cell office:value-type="float" office:value="0.0613677474825973">
                <text:p>0.0613677474825973</text:p>
              </table:table-cell>
              <table:table-cell office:value-type="float" office:value="0.334436067641847">
                <text:p>0.334436067641847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118016328746129">
                <text:p>0.118016328746129</text:p>
              </table:table-cell>
              <table:table-cell office:value-type="float" office:value="0.501649484256243">
                <text:p>0.501649484256243</text:p>
              </table:table-cell>
              <table:table-cell office:value-type="float" office:value="0.693872781065089">
                <text:p>0.6938727810650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4:'Pivot Table_Dhrystone_1'.C16 'Pivot Table_Dhrystone_1'.F3:'Pivot Table_Dhrystone_1'.F3 'Pivot Table_Dhrystone_1'.F14:'Pivot Table_Dhrystone_1'.F16" chart:data-source-has-labels="both" svg:x="-0.319cm" svg:y="1.112cm" svg:width="16.278cm" svg:height="7.966cm">
          <chartooo:coordinate-region svg:x="1.255cm" svg:y="1.312cm" svg:width="13.129cm" svg:height="7.119cm"/>
          <chart:axis chart:dimension="x" chart:name="primary-x" chart:style-name="ch6" chartooo:axis-type="auto">
            <chartooo:date-scale/>
            <chart:categories table:cell-range-address="'Pivot Table_Dhrystone_1'.C14:'Pivot Table_Dhrystone_1'.C16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4:'Pivot Table_Dhrystone_1'.F16" chart:label-cell-address="'Pivot Table_Dhrystone_1'.F3:'Pivot Table_Dhrystone_1'.F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4:'Pivot Table_Dhrystone_1'.C16</svg:desc>
                </draw:g>
              </table:table-cell>
              <table:table-cell office:value-type="float" office:value="962.87">
                <text:p>962.87</text:p>
                <draw:g>
                  <svg:desc>'Pivot Table_Dhrystone_1'.F14:'Pivot Table_Dhrystone_1'.F16</svg:desc>
                </draw:g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592.88">
                <text:p>2592.8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0" chart:data-source-has-labels="both" svg:x="0.441cm" svg:y="1.465cm" svg:width="16.513cm" svg:height="12.032cm">
          <chartooo:coordinate-region svg:x="2.2cm" svg:y="1.465cm" svg:width="12.994cm" svg:height="8.776cm"/>
          <chart:axis chart:dimension="x" chart:name="primary-x" chart:style-name="ch5" chartooo:axis-type="auto">
            <chartooo:date-scale/>
            <chart:categories table:cell-range-address="Dhrystone.A6:Dhrystone.A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0" chart:label-cell-address="Dhrystone.B5:Dhrystone.B5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0</svg:desc>
                </draw:g>
              </table:table-cell>
              <table:table-cell office:value-type="float" office:value="22076.97">
                <text:p>22076.97</text:p>
                <draw:g>
                  <svg:desc>Dhrystone.B6:Dhrystone.B20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592.88">
                <text:p>2592.8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962.87">
                <text:p>962.87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3.565cm" xlink:href=".." xlink:type="simple" chart:class="chart:bar" chart:style-name="ch1">
        <chart:title svg:x="14.084cm" svg:y="0.407cm" chart:style-name="ch2">
          <text:p>Whetstone</text:p>
        </chart:title>
        <chart:legend chart:legend-position="end" svg:x="25.703cm" svg:y="5.736cm" style:legend-expansion="high" chart:style-name="ch3"/>
        <chart:plot-area chart:style-name="ch4" table:cell-range-address="Whetstone.A6:Whetstone.A19 Whetstone.K5:Whetstone.N19" chart:data-source-has-labels="both" svg:x="0.609cm" svg:y="1.457cm" svg:width="24.485cm" svg:height="11.837cm">
          <chartooo:coordinate-region svg:x="1.521cm" svg:y="1.457cm" svg:width="22.66cm" svg:height="8.581cm"/>
          <chart:axis chart:dimension="x" chart:name="primary-x" chart:style-name="ch5" chartooo:axis-type="auto">
            <chartooo:date-scale/>
            <chart:categories table:cell-range-address="Whetstone.A6:Whetstone.A1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19" chart:label-cell-address="Whetstone.K5:Whetstone.K5" chart:class="chart:bar">
            <chart:data-point chart:repeated="14"/>
          </chart:series>
          <chart:series chart:attached-axis="primary-y" chart:style-name="ch10" chart:values-cell-range-address="Whetstone.L6:Whetstone.L19" chart:label-cell-address="Whetstone.L5:Whetstone.L5" chart:class="chart:bar">
            <chart:data-point chart:repeated="14"/>
          </chart:series>
          <chart:series chart:attached-axis="primary-y" chart:style-name="ch11" chart:values-cell-range-address="Whetstone.M6:Whetstone.M19" chart:label-cell-address="Whetstone.M5:Whetstone.M5" chart:class="chart:bar">
            <chart:data-point chart:repeated="14"/>
          </chart:series>
          <chart:series chart:attached-axis="primary-y" chart:style-name="ch12" chart:values-cell-range-address="Whetstone.N6:Whetstone.N19" chart:label-cell-address="Whetstone.N5:Whetstone.N5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 (multicore)</text:p>
                <draw:g>
                  <svg:desc>Whetstone.L5:Whetstone.L5</svg:desc>
                </draw:g>
              </table:table-cell>
              <table:table-cell office:value-type="string">
                <text:p>Relative (MHz)</text:p>
                <draw:g>
                  <svg:desc>Whetstone.M5:Whetstone.M5</svg:desc>
                </draw:g>
              </table:table-cell>
              <table:table-cell office:value-type="string">
                <text:p>Relative (multicore) (MHz)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9</svg:desc>
                </draw:g>
              </table:table-cell>
              <table:table-cell office:value-type="float" office:value="1">
                <text:p>1</text:p>
                <draw:g>
                  <svg:desc>Whetstone.K6:Whetstone.K19</svg:desc>
                </draw:g>
              </table:table-cell>
              <table:table-cell office:value-type="float" office:value="1">
                <text:p>1</text:p>
                <draw:g>
                  <svg:desc>Whetstone.L6:Whetstone.L19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19</svg:desc>
                </draw:g>
              </table:table-cell>
              <table:table-cell office:value-type="float" office:value="1.00015967298972">
                <text:p>1.00015967298972</text:p>
                <draw:g>
                  <svg:desc>Whetstone.N6:Whetstone.N19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846487931178">
                <text:p>0.50584648793117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48934179638">
                <text:p>0.22294893417963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9046929665822">
                <text:p>0.59904692966582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385069765956767">
                <text:p>0.385069765956767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0726634928589">
                <text:p>1.00726634928589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62719550361">
                <text:p>0.27406271955036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76488374119">
                <text:p>0.039627648837411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520086862106">
                <text:p>0.251520086862106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66883821933">
                <text:p>0.357966883821933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118016328746129">
                <text:p>0.118016328746129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501649484256243">
                <text:p>0.501649484256243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993485342019">
                <text:p>0.0885993485342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78966961377">
                <text:p>0.14977896696137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971667783688686">
                <text:p>0.0971667783688686</text:p>
              </table:table-cell>
              <table:table-cell office:value-type="float" office:value="0.0177757591238545">
                <text:p>0.0177757591238545</text:p>
              </table:table-cell>
              <table:table-cell office:value-type="float" office:value="0.334436067641847">
                <text:p>0.334436067641847</text:p>
              </table:table-cell>
              <table:table-cell office:value-type="float" office:value="0.0613677474825973">
                <text:p>0.061367747482597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74996122227">
                <text:p>0.04195749961222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6.04cm" style:legend-expansion="high" chart:style-name="ch3"/>
        <chart:plot-area chart:style-name="ch4" table:cell-range-address="Whetstone.A6:Whetstone.B19 Whetstone.A5:Whetstone.B5 Whetstone.D5:Whetstone.E19" chart:data-source-has-labels="both" svg:x="0.607cm" svg:y="1.461cm" svg:width="25.239cm" svg:height="11.941cm">
          <chartooo:coordinate-region svg:x="2.181cm" svg:y="1.461cm" svg:width="22.09cm" svg:height="8.686cm"/>
          <chart:axis chart:dimension="x" chart:name="primary-x" chart:style-name="ch5" chartooo:axis-type="auto">
            <chartooo:date-scale/>
            <chart:categories table:cell-range-address="Whetstone.A6:Whetstone.A1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19" chart:label-cell-address="Whetstone.B5:Whetstone.B5" chart:class="chart:bar">
            <chart:data-point chart:repeated="14"/>
          </chart:series>
          <chart:series chart:attached-axis="primary-y" chart:style-name="ch10" chart:values-cell-range-address="Whetstone.D6:Whetstone.D19" chart:label-cell-address="Whetstone.D5:Whetstone.D5" chart:class="chart:bar">
            <chart:data-point chart:repeated="14"/>
          </chart:series>
          <chart:series chart:attached-axis="primary-y" chart:style-name="ch11" chart:values-cell-range-address="Whetstone.E6:Whetstone.E19" chart:label-cell-address="Whetstone.E5:Whetstone.E5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19</svg:desc>
                </draw:g>
              </table:table-cell>
              <table:table-cell office:value-type="float" office:value="5729.52">
                <text:p>5729.52</text:p>
                <draw:g>
                  <svg:desc>Whetstone.B6:Whetstone.B19</svg:desc>
                </draw:g>
              </table:table-cell>
              <table:table-cell office:value-type="float" office:value="2751.545">
                <text:p>2751.545</text:p>
                <draw:g>
                  <svg:desc>Whetstone.D6:Whetstone.D19</svg:desc>
                </draw:g>
              </table:table-cell>
              <table:table-cell office:value-type="float" office:value="3262.258">
                <text:p>3262.258</text:p>
                <draw:g>
                  <svg:desc>Whetstone.E6:Whetstone.E19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938.116">
                <text:p>938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56.719">
                <text:p>556.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872cm" svg:height="15.965cm" xlink:href=".." xlink:type="simple" chart:class="chart:bar" chart:style-name="ch1">
        <chart:title svg:x="14.778cm" svg:y="0.455cm" chart:style-name="ch2">
          <text:p>Dhrystone v 2.1</text:p>
        </chart:title>
        <chart:legend chart:legend-position="end" svg:x="29.736cm" svg:y="7.434cm" style:legend-expansion="high" chart:style-name="ch3"/>
        <chart:plot-area chart:style-name="ch4" table:cell-range-address="'Pivot Table_Dhrystone_1'.C4:'Pivot Table_Dhrystone_1'.C18 Dhrystone.G5:Dhrystone.H5 'Pivot Table_Dhrystone_1'.G4:'Pivot Table_Dhrystone_1'.H18" chart:data-source-has-labels="both" svg:x="1.144cm" svg:y="1.732cm" svg:width="25.273cm" svg:height="13.734cm">
          <chartooo:coordinate-region svg:x="2.056cm" svg:y="1.932cm" svg:width="23.448cm" svg:height="10.478cm"/>
          <chart:axis chart:dimension="x" chart:name="primary-x" chart:style-name="ch5" chartooo:axis-type="auto">
            <chartooo:date-scale/>
            <chart:categories table:cell-range-address="'Pivot Table_Dhrystone_1'.C4:'Pivot Table_Dhrystone_1'.C1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G4:'Pivot Table_Dhrystone_1'.G18" chart:label-cell-address="Dhrystone.G5:Dhrystone.G5" chart:class="chart:bar">
            <chart:data-point chart:repeated="15"/>
          </chart:series>
          <chart:series chart:attached-axis="primary-y" chart:style-name="ch10" chart:values-cell-range-address="'Pivot Table_Dhrystone_1'.H4:'Pivot Table_Dhrystone_1'.H18" chart:label-cell-address="Dhrystone.H5:Dhrystone.H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Dhrystone_1'.C4:'Pivot Table_Dhrystone_1'.C18</svg:desc>
                </draw:g>
              </table:table-cell>
              <table:table-cell office:value-type="float" office:value="0.518903182819019">
                <text:p>0.518903182819019</text:p>
                <draw:g>
                  <svg:desc>'Pivot Table_Dhrystone_1'.G4:'Pivot Table_Dhrystone_1'.G18</svg:desc>
                </draw:g>
              </table:table-cell>
              <table:table-cell office:value-type="float" office:value="0.678565700609486">
                <text:p>0.678565700609486</text:p>
                <draw:g>
                  <svg:desc>'Pivot Table_Dhrystone_1'.H4:'Pivot Table_Dhrystone_1'.H18</svg:desc>
                </draw:g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36142278582613">
                <text:p>0.0436142278582613</text:p>
              </table:table-cell>
              <table:table-cell office:value-type="float" office:value="0.150546573317856">
                <text:p>0.150546573317856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0.0707823582674615">
                <text:p>0.0707823582674615</text:p>
              </table:table-cell>
              <table:table-cell office:value-type="float" office:value="0.300825022636711">
                <text:p>0.30082502263671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17447276505789">
                <text:p>0.117447276505789</text:p>
              </table:table-cell>
              <table:table-cell office:value-type="float" office:value="0.307169800092062">
                <text:p>0.30716980009206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45cm" svg:height="11.423cm" xlink:href=".." xlink:type="simple" chart:class="chart:bar" chart:style-name="ch1">
        <chart:title svg:x="7.883cm" svg:y="0.364cm" chart:style-name="ch2">
          <text:p>Dhrystone v 2.1 (1 thread)</text:p>
        </chart:title>
        <chart:subtitle svg:x="10.184cm" svg:y="1.371cm" chart:style-name="ch3">
          <text:p>e2k</text:p>
        </chart:subtitle>
        <chart:legend chart:legend-position="end" svg:x="16.448cm" svg:y="5.412cm" style:legend-expansion="high" chart:style-name="ch4"/>
        <chart:plot-area chart:style-name="ch5" table:cell-range-address="'Pivot Table_Dhrystone_1'.C14:'Pivot Table_Dhrystone_1'.C16 'Pivot Table_Dhrystone_1'.F3:'Pivot Table_Dhrystone_1'.F3 'Pivot Table_Dhrystone_1'.F14:'Pivot Table_Dhrystone_1'.F16" chart:data-source-has-labels="both" svg:x="-0.252cm" svg:y="1.183cm" svg:width="16.973cm" svg:height="8.342cm">
          <chartooo:coordinate-region svg:x="1.322cm" svg:y="1.382cm" svg:width="13.824cm" svg:height="7.496cm"/>
          <chart:axis chart:dimension="x" chart:name="primary-x" chart:style-name="ch6" chartooo:axis-type="auto">
            <chartooo:date-scale/>
            <chart:categories table:cell-range-address="'Pivot Table_Dhrystone_1'.C14:'Pivot Table_Dhrystone_1'.C16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4:'Pivot Table_Dhrystone_1'.F16" chart:label-cell-address="'Pivot Table_Dhrystone_1'.F3:'Pivot Table_Dhrystone_1'.F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4:'Pivot Table_Dhrystone_1'.C16</svg:desc>
                </draw:g>
              </table:table-cell>
              <table:table-cell office:value-type="float" office:value="962.87">
                <text:p>962.87</text:p>
                <draw:g>
                  <svg:desc>'Pivot Table_Dhrystone_1'.F14:'Pivot Table_Dhrystone_1'.F16</svg:desc>
                </draw:g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1562.66">
                <text:p>1562.6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592.88">
                <text:p>2592.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06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060">
                <text:p>1206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56.719">
                <text:p>556.719</text:p>
              </table:table-cell>
              <table:table-cell office:value-type="float" office:value="556.719">
                <text:p>556.719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938.116">
                <text:p>938.116</text:p>
              </table:table-cell>
              <table:table-cell office:value-type="float" office:value="3696.1534">
                <text:p>3696.153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3 'Pivot Table_Whetstone_1'.F1:'Pivot Table_Whetstone_1'.G1 'Pivot Table_Whetstone_1'.F11:'Pivot Table_Whetstone_1'.G13" chart:data-source-has-labels="both" svg:x="0.424cm" svg:y="2.312cm" svg:width="16.721cm" svg:height="9.394cm">
          <chartooo:coordinate-region svg:x="1.522cm" svg:y="2.511cm" svg:width="15.623cm" svg:height="8.996cm"/>
          <chart:axis chart:dimension="x" chart:name="primary-x" chart:style-name="ch6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3" chart:label-cell-address="'Pivot Table_Whetstone_1'.F1:'Pivot Table_Whetstone_1'.F1" chart:class="chart:bar">
            <chart:data-point chart:repeated="3"/>
          </chart:series>
          <chart:series chart:style-name="ch10" chart:values-cell-range-address="'Pivot Table_Whetstone_1'.G11:'Pivot Table_Whetstone_1'.G13" chart:label-cell-address="'Pivot Table_Whetstone_1'.G1:'Pivot Table_Whetstone_1'.G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Pivot Table_Whetstone_1'.B11:'Pivot Table_Whetstone_1'.B13</svg:desc>
                </draw:g>
              </table:table-cell>
              <table:table-cell office:value-type="float" office:value="NaN">
                <text:p>NaN</text:p>
                <draw:g>
                  <svg:desc>'Pivot Table_Whetstone_1'.F11:'Pivot Table_Whetstone_1'.F13</svg:desc>
                </draw:g>
              </table:table-cell>
              <table:table-cell office:value-type="float" office:value="NaN">
                <text:p>NaN</text:p>
                <draw:g>
                  <svg:desc>'Pivot Table_Whetstone_1'.G11:'Pivot Table_Whetstone_1'.G1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style-name="ch1">
        <chart:legend chart:legend-position="end" svg:x="20.542cm" svg:y="6.26cm" style:legend-expansion="high" chart:style-name="ch2"/>
        <chart:plot-area chart:style-name="ch3" table:cell-range-address="'Pivot Table_Whetstone_1'.B11:'Pivot Table_Whetstone_1'.B13 'Pivot Table_Whetstone_1'.F1:'Pivot Table_Whetstone_1'.G1 'Pivot Table_Whetstone_1'.F11:'Pivot Table_Whetstone_1'.G13" chart:data-source-has-labels="both" svg:x="0.484cm" svg:y="0.272cm" svg:width="19.574cm" svg:height="13.072cm">
          <chartooo:coordinate-region svg:x="2.243cm" svg:y="0.472cm" svg:width="17.815cm" svg:height="12.225cm"/>
          <chart:axis chart:dimension="x" chart:name="primary-x" chart:style-name="ch4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Whetstone_1'.F11:'Pivot Table_Whetstone_1'.F13" chart:label-cell-address="'Pivot Table_Whetstone_1'.F1:'Pivot Table_Whetstone_1'.F1" chart:class="chart:bar">
            <chart:data-point chart:repeated="3"/>
          </chart:series>
          <chart:series chart:style-name="ch8" chart:values-cell-range-address="'Pivot Table_Whetstone_1'.G11:'Pivot Table_Whetstone_1'.G13" chart:label-cell-address="'Pivot Table_Whetstone_1'.G1:'Pivot Table_Whetstone_1'.G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8C-SWTX</text:p>
                <draw:g>
                  <svg:desc>'Pivot Table_Whetstone_1'.B11:'Pivot Table_Whetstone_1'.B13</svg:desc>
                </draw:g>
              </table:table-cell>
              <table:table-cell office:value-type="float" office:value="1517.615">
                <text:p>1517.615</text:p>
                <draw:g>
                  <svg:desc>'Pivot Table_Whetstone_1'.F11:'Pivot Table_Whetstone_1'.F13</svg:desc>
                </draw:g>
              </table:table-cell>
              <table:table-cell office:value-type="float" office:value="12060">
                <text:p>12060</text:p>
                <draw:g>
                  <svg:desc>'Pivot Table_Whetstone_1'.G11:'Pivot Table_Whetstone_1'.G13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56.719">
                <text:p>556.719</text:p>
              </table:table-cell>
              <table:table-cell office:value-type="float" office:value="556.719">
                <text:p>556.719</text:p>
              </table:table-cell>
            </table:table-row>
            <table:table-row>
              <table:table-cell office:value-type="string">
                <text:p>MONOCUB</text:p>
              </table:table-cell>
              <table:table-cell office:value-type="float" office:value="938.116">
                <text:p>938.116</text:p>
              </table:table-cell>
              <table:table-cell office:value-type="float" office:value="3696.1534">
                <text:p>3696.15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